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ar(--ff-lato)" svg:font-family="var(--ff-lato)" style:font-family-generic="roman" svg:panose-1="0 0 0 0 0 0 0 0 0 0"/>
    <style:font-face style:name="inherit" svg:font-family="inherit" style:font-family-generic="roman" svg:panose-1="0 0 0 0 0 0 0 0 0 0"/>
    <style:font-face style:name="Verdana" svg:font-family="Verdana" style:font-family-generic="swiss" style:font-pitch="variable" svg:panose-1="2 11 6 4 3 5 4 4 2 4"/>
    <style:font-face style:name="system-ui" svg:font-family="system-ui" style:font-family-generic="roman" svg:panose-1="0 0 0 0 0 0 0 0 0 0"/>
    <style:font-face style:name="Cambria Math" svg:font-family="Cambria Math" style:font-family-generic="roman" style:font-pitch="variable" svg:panose-1="2 4 5 3 5 4 6 3 2 4"/>
    <style:font-face style:name="KaTeX_Math" svg:font-family="KaTeX_Math" style:font-family-generic="roman" svg:panose-1="0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2"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text-properties style:font-name="var(--ff-lato)" style:font-name-asian="Times New Roman" style:font-name-complex="Times New Roman" fo:color="#000000" style:letter-kerning="false" fo:font-size="18pt" style:font-size-asian="18pt" style:font-size-complex="18pt" style:language-asian="en" style:country-asian="IN"/>
    </style:style>
    <style:style style:name="P2" style:parent-style-name="Normal" style:family="paragraph">
      <style:paragraph-properties fo:text-align="justify" fo:margin-bottom="0in" style:line-height-at-least="0.25in"/>
    </style:style>
    <style:style style:name="T3" style:parent-style-name="DefaultParagraphFont" style:family="text">
      <style:text-properties style:font-name="inherit" style:font-name-asian="Times New Roman" style:font-name-complex="Times New Roman" fo:font-weight="bold" style:font-weight-asian="bold" style:font-weight-complex="bold" fo:color="#000000" style:letter-kerning="false" fo:font-size="11.5pt" style:font-size-asian="11.5pt" style:font-size-complex="11.5pt" style:language-asian="en" style:country-asian="IN"/>
    </style:style>
    <style:style style:name="T4" style:parent-style-name="DefaultParagraphFont" style:family="text">
      <style:text-properties style:font-name="Verdana" style:font-name-asian="Times New Roman" style:font-name-complex="Times New Roman" fo:color="#000000" style:letter-kerning="false" fo:font-size="11.5pt" style:font-size-asian="11.5pt" style:font-size-complex="11.5pt" style:language-asian="en" style:country-asian="IN"/>
    </style:style>
    <style:style style:name="P5" style:parent-style-name="Normal" style:family="paragraph">
      <style:paragraph-properties fo:text-align="justify" fo:margin-top="0.0694in" fo:margin-bottom="0.0694in" style:line-height-at-least="0.25in"/>
      <style:text-properties style:font-name="Verdana" style:font-name-asian="Times New Roman" style:font-name-complex="Times New Roman" fo:color="#000000" style:letter-kerning="false" fo:font-size="11.5pt" style:font-size-asian="11.5pt" style:font-size-complex="11.5pt" style:language-asian="en" style:country-asian="IN"/>
    </style:style>
    <style:style style:name="P6" style:parent-style-name="Normal" style:family="paragraph">
      <style:paragraph-properties fo:text-align="justify" fo:margin-top="0.0694in" fo:margin-bottom="0.0694in" style:line-height-at-least="0.25in"/>
      <style:text-properties style:font-name="Verdana" style:font-name-asian="Times New Roman" style:font-name-complex="Times New Roman" fo:color="#000000" style:letter-kerning="false" fo:font-size="11.5pt" style:font-size-asian="11.5pt" style:font-size-complex="11.5pt" style:language-asian="en" style:country-asian="IN"/>
    </style:style>
    <style:style style:name="P7" style:parent-style-name="Normal" style:family="paragraph">
      <style:paragraph-properties fo:text-align="justify" fo:margin-top="0.0694in" fo:margin-bottom="0.0694in" style:line-height-at-least="0.25in"/>
      <style:text-properties style:font-name="Verdana" style:font-name-asian="Times New Roman" style:font-name-complex="Times New Roman" fo:color="#000000" style:letter-kerning="false" fo:font-size="11.5pt" style:font-size-asian="11.5pt" style:font-size-complex="11.5pt" style:language-asian="en" style:country-asian="IN"/>
    </style:style>
    <style:style style:name="P8" style:parent-style-name="Normal" style:family="paragraph">
      <style:paragraph-properties fo:margin-top="0.0694in" fo:margin-bottom="0.0694in" fo:line-height="100%"/>
      <style:text-properties style:font-name="var(--ff-lato)" style:font-name-asian="Times New Roman" style:font-name-complex="Times New Roman" fo:color="#000000" style:letter-kerning="false" fo:font-size="18pt" style:font-size-asian="18pt" style:font-size-complex="18pt" style:language-asian="en" style:country-asian="IN"/>
    </style:style>
    <style:style style:name="P9" style:parent-style-name="Normal" style:family="paragraph">
      <style:paragraph-properties fo:text-align="justify" fo:margin-bottom="0in" style:line-height-at-least="0.25in"/>
    </style:style>
    <style:style style:name="T10" style:parent-style-name="DefaultParagraphFont" style:family="text">
      <style:text-properties style:font-name="inherit" style:font-name-asian="Times New Roman" style:font-name-complex="Times New Roman" fo:font-weight="bold" style:font-weight-asian="bold" style:font-weight-complex="bold" fo:color="#000000" style:letter-kerning="false" fo:font-size="11.5pt" style:font-size-asian="11.5pt" style:font-size-complex="11.5pt" style:language-asian="en" style:country-asian="IN"/>
    </style:style>
    <style:style style:name="T11" style:parent-style-name="DefaultParagraphFont" style:family="text">
      <style:text-properties style:font-name="Verdana" style:font-name-asian="Times New Roman" style:font-name-complex="Times New Roman" fo:color="#000000" style:letter-kerning="false" fo:font-size="11.5pt" style:font-size-asian="11.5pt" style:font-size-complex="11.5pt" style:language-asian="en" style:country-asian="IN"/>
    </style:style>
    <style:style style:name="P12" style:parent-style-name="Normal" style:family="paragraph">
      <style:paragraph-properties fo:text-align="justify" fo:margin-top="0.0694in" fo:margin-bottom="0.0694in" style:line-height-at-least="0.25in"/>
      <style:text-properties style:font-name="Verdana" style:font-name-asian="Times New Roman" style:font-name-complex="Times New Roman" fo:color="#000000" style:letter-kerning="false" fo:font-size="11.5pt" style:font-size-asian="11.5pt" style:font-size-complex="11.5pt" style:language-asian="en" style:country-asian="IN"/>
    </style:style>
    <style:style style:name="P13" style:parent-style-name="Normal" style:family="paragraph">
      <style:paragraph-properties fo:text-align="justify" fo:margin-top="0.0694in" fo:margin-bottom="0.0694in" style:line-height-at-least="0.25in"/>
      <style:text-properties style:font-name="Verdana" style:font-name-asian="Times New Roman" style:font-name-complex="Times New Roman" fo:color="#000000" style:letter-kerning="false" fo:font-size="11.5pt" style:font-size-asian="11.5pt" style:font-size-complex="11.5pt" style:language-asian="en" style:country-asian="IN"/>
    </style:style>
    <style:style style:name="P14" style:parent-style-name="Normal" style:family="paragraph">
      <style:paragraph-properties fo:text-align="justify" fo:margin-bottom="0in" style:line-height-at-least="0.25in"/>
    </style:style>
    <style:style style:name="T15" style:parent-style-name="DefaultParagraphFont" style:family="text">
      <style:text-properties style:font-name="Verdana" style:font-name-asian="Times New Roman" style:font-name-complex="Times New Roman" fo:color="#000000" style:letter-kerning="false" fo:font-size="11.5pt" style:font-size-asian="11.5pt" style:font-size-complex="11.5pt" style:language-asian="en" style:country-asian="IN"/>
    </style:style>
    <style:style style:name="T16" style:parent-style-name="DefaultParagraphFont" style:family="text">
      <style:text-properties style:font-name="inherit" style:font-name-asian="Times New Roman" style:font-name-complex="Times New Roman" fo:font-weight="bold" style:font-weight-asian="bold" style:font-weight-complex="bold" fo:color="#000000" style:letter-kerning="false" fo:font-size="11.5pt" style:font-size-asian="11.5pt" style:font-size-complex="11.5pt" style:language-asian="en" style:country-asian="IN"/>
    </style:style>
    <style:style style:name="T17" style:parent-style-name="DefaultParagraphFont" style:family="text">
      <style:text-properties style:font-name="Verdana" style:font-name-asian="Times New Roman" style:font-name-complex="Times New Roman" fo:color="#000000" style:letter-kerning="false" fo:font-size="11.5pt" style:font-size-asian="11.5pt" style:font-size-complex="11.5pt" style:language-asian="en" style:country-asian="IN"/>
    </style:style>
    <style:style style:name="T18" style:parent-style-name="DefaultParagraphFont" style:family="text">
      <style:text-properties style:font-name="inherit" style:font-name-asian="Times New Roman" style:font-name-complex="Times New Roman" fo:font-weight="bold" style:font-weight-asian="bold" style:font-weight-complex="bold" fo:color="#000000" style:letter-kerning="false" fo:font-size="11.5pt" style:font-size-asian="11.5pt" style:font-size-complex="11.5pt" style:language-asian="en" style:country-asian="IN"/>
    </style:style>
    <style:style style:name="T19" style:parent-style-name="DefaultParagraphFont" style:family="text">
      <style:text-properties style:font-name="Verdana" style:font-name-asian="Times New Roman" style:font-name-complex="Times New Roman" fo:color="#000000" style:letter-kerning="false" fo:font-size="11.5pt" style:font-size-asian="11.5pt" style:font-size-complex="11.5pt" style:language-asian="en" style:country-asian="IN"/>
    </style:style>
    <style:style style:name="P20" style:parent-style-name="Normal" style:family="paragraph">
      <style:paragraph-properties fo:margin-top="0.0694in" fo:margin-bottom="0.0694in" fo:line-height="100%"/>
      <style:text-properties style:font-name="var(--ff-lato)" style:font-name-asian="Times New Roman" style:font-name-complex="Times New Roman" fo:color="#000000" style:letter-kerning="false" fo:font-size="18pt" style:font-size-asian="18pt" style:font-size-complex="18pt" style:language-asian="en" style:country-asian="IN"/>
    </style:style>
    <style:style style:name="P21" style:parent-style-name="Normal" style:family="paragraph">
      <style:paragraph-properties fo:text-align="justify" fo:margin-top="0.0694in" fo:margin-bottom="0.0694in" style:line-height-at-least="0.25in"/>
      <style:text-properties style:font-name="Verdana" style:font-name-asian="Times New Roman" style:font-name-complex="Times New Roman" fo:color="#000000" style:letter-kerning="false" fo:font-size="11.5pt" style:font-size-asian="11.5pt" style:font-size-complex="11.5pt" style:language-asian="en" style:country-asian="IN"/>
    </style:style>
    <style:style style:name="TableColumn23" style:family="table-column">
      <style:table-column-properties style:column-width="0.5222in"/>
    </style:style>
    <style:style style:name="TableColumn24" style:family="table-column">
      <style:table-column-properties style:column-width="2.7333in"/>
    </style:style>
    <style:style style:name="TableColumn25" style:family="table-column">
      <style:table-column-properties style:column-width="2.5486in"/>
    </style:style>
    <style:style style:name="Table22" style:family="table">
      <style:table-properties style:width="5.8041in" fo:margin-left="0in" table:align="left"/>
    </style:style>
    <style:style style:name="TableRow26" style:family="table-row">
      <style:table-row-properties/>
    </style:style>
    <style:style style:name="TableCell27" style:family="table-cell">
      <style:table-cell-properties fo:border="none" style:writing-mode="lr-tb" fo:padding-top="0.0833in" fo:padding-left="0.0833in" fo:padding-bottom="0.0833in" fo:padding-right="0.0833in"/>
    </style:style>
    <style:style style:name="P28" style:parent-style-name="Normal" style:family="paragraph">
      <style:paragraph-properties fo:text-align="center" fo:margin-bottom="0in" style:line-height-at-least="0.25in"/>
      <style:text-properties style:font-name="inherit" style:font-name-asian="Times New Roman" style:font-name-complex="Times New Roman" fo:font-weight="bold" style:font-weight-asian="bold" style:font-weight-complex="bold" fo:color="#000000" style:letter-kerning="false" fo:font-size="11.5pt" style:font-size-asian="11.5pt" style:font-size-complex="11.5pt" style:language-asian="en" style:country-asian="IN"/>
    </style:style>
    <style:style style:name="TableCell29" style:family="table-cell">
      <style:table-cell-properties fo:border="none" style:writing-mode="lr-tb" fo:padding-top="0.0833in" fo:padding-left="0.0833in" fo:padding-bottom="0.0833in" fo:padding-right="0.0833in"/>
    </style:style>
    <style:style style:name="P30" style:parent-style-name="Normal" style:family="paragraph">
      <style:paragraph-properties fo:text-align="center" fo:margin-bottom="0in" style:line-height-at-least="0.25in"/>
      <style:text-properties style:font-name="inherit" style:font-name-asian="Times New Roman" style:font-name-complex="Times New Roman" fo:font-weight="bold" style:font-weight-asian="bold" style:font-weight-complex="bold" fo:color="#000000" style:letter-kerning="false" fo:font-size="11.5pt" style:font-size-asian="11.5pt" style:font-size-complex="11.5pt" style:language-asian="en" style:country-asian="IN"/>
    </style:style>
    <style:style style:name="TableCell31" style:family="table-cell">
      <style:table-cell-properties fo:border="none" style:writing-mode="lr-tb" fo:padding-top="0.0833in" fo:padding-left="0.0833in" fo:padding-bottom="0.0833in" fo:padding-right="0.0833in"/>
    </style:style>
    <style:style style:name="P32" style:parent-style-name="Normal" style:family="paragraph">
      <style:paragraph-properties fo:text-align="center" fo:margin-bottom="0in" style:line-height-at-least="0.25in"/>
      <style:text-properties style:font-name="inherit" style:font-name-asian="Times New Roman" style:font-name-complex="Times New Roman" fo:font-weight="bold" style:font-weight-asian="bold" style:font-weight-complex="bold" fo:color="#000000" style:letter-kerning="false" fo:font-size="11.5pt" style:font-size-asian="11.5pt" style:font-size-complex="11.5pt" style:language-asian="en" style:country-asian="IN"/>
    </style:style>
    <style:style style:name="TableRow33" style:family="table-row">
      <style:table-row-properties/>
    </style:style>
    <style:style style:name="TableCell34" style:family="table-cell">
      <style:table-cell-properties fo:border="none" style:writing-mode="lr-tb" style:vertical-align="middle" fo:padding-top="0.0833in" fo:padding-left="0.0833in" fo:padding-bottom="0.0833in" fo:padding-right="0.0833in"/>
    </style:style>
    <style:style style:name="P35"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Cell36" style:family="table-cell">
      <style:table-cell-properties fo:border="none" style:writing-mode="lr-tb" fo:padding-top="0.0833in" fo:padding-left="0.0833in" fo:padding-bottom="0.0833in" fo:padding-right="0.0833in"/>
    </style:style>
    <style:style style:name="P37"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Cell38" style:family="table-cell">
      <style:table-cell-properties fo:border="none" style:writing-mode="lr-tb" fo:padding-top="0.0833in" fo:padding-left="0.0833in" fo:padding-bottom="0.0833in" fo:padding-right="0.0833in"/>
    </style:style>
    <style:style style:name="P39"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Row40" style:family="table-row">
      <style:table-row-properties/>
    </style:style>
    <style:style style:name="TableCell41" style:family="table-cell">
      <style:table-cell-properties fo:border="none" style:writing-mode="lr-tb" style:vertical-align="middle" fo:padding-top="0.0833in" fo:padding-left="0.0833in" fo:padding-bottom="0.0833in" fo:padding-right="0.0833in"/>
    </style:style>
    <style:style style:name="P42"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Cell43" style:family="table-cell">
      <style:table-cell-properties fo:border="none" style:writing-mode="lr-tb" fo:padding-top="0.0833in" fo:padding-left="0.0833in" fo:padding-bottom="0.0833in" fo:padding-right="0.0833in"/>
    </style:style>
    <style:style style:name="P44"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Cell45" style:family="table-cell">
      <style:table-cell-properties fo:border="none" style:writing-mode="lr-tb" fo:padding-top="0.0833in" fo:padding-left="0.0833in" fo:padding-bottom="0.0833in" fo:padding-right="0.0833in"/>
    </style:style>
    <style:style style:name="P46"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Row47" style:family="table-row">
      <style:table-row-properties/>
    </style:style>
    <style:style style:name="TableCell48" style:family="table-cell">
      <style:table-cell-properties fo:border="none" style:writing-mode="lr-tb" style:vertical-align="middle" fo:padding-top="0.0833in" fo:padding-left="0.0833in" fo:padding-bottom="0.0833in" fo:padding-right="0.0833in"/>
    </style:style>
    <style:style style:name="P49"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Cell50" style:family="table-cell">
      <style:table-cell-properties fo:border="none" style:writing-mode="lr-tb" fo:padding-top="0.0833in" fo:padding-left="0.0833in" fo:padding-bottom="0.0833in" fo:padding-right="0.0833in"/>
    </style:style>
    <style:style style:name="P51"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Cell52" style:family="table-cell">
      <style:table-cell-properties fo:border="none" style:writing-mode="lr-tb" fo:padding-top="0.0833in" fo:padding-left="0.0833in" fo:padding-bottom="0.0833in" fo:padding-right="0.0833in"/>
    </style:style>
    <style:style style:name="P53"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Row54" style:family="table-row">
      <style:table-row-properties/>
    </style:style>
    <style:style style:name="TableCell55" style:family="table-cell">
      <style:table-cell-properties fo:border="none" style:writing-mode="lr-tb" style:vertical-align="middle" fo:padding-top="0.0833in" fo:padding-left="0.0833in" fo:padding-bottom="0.0833in" fo:padding-right="0.0833in"/>
    </style:style>
    <style:style style:name="P56"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Cell57" style:family="table-cell">
      <style:table-cell-properties fo:border="none" style:writing-mode="lr-tb" fo:padding-top="0.0833in" fo:padding-left="0.0833in" fo:padding-bottom="0.0833in" fo:padding-right="0.0833in"/>
    </style:style>
    <style:style style:name="P58"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Cell59" style:family="table-cell">
      <style:table-cell-properties fo:border="none" style:writing-mode="lr-tb" fo:padding-top="0.0833in" fo:padding-left="0.0833in" fo:padding-bottom="0.0833in" fo:padding-right="0.0833in"/>
    </style:style>
    <style:style style:name="P60"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Row61" style:family="table-row">
      <style:table-row-properties/>
    </style:style>
    <style:style style:name="TableCell62" style:family="table-cell">
      <style:table-cell-properties fo:border="none" style:writing-mode="lr-tb" style:vertical-align="middle" fo:padding-top="0.0833in" fo:padding-left="0.0833in" fo:padding-bottom="0.0833in" fo:padding-right="0.0833in"/>
    </style:style>
    <style:style style:name="P63"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Cell64" style:family="table-cell">
      <style:table-cell-properties fo:border="none" style:writing-mode="lr-tb" fo:padding-top="0.0833in" fo:padding-left="0.0833in" fo:padding-bottom="0.0833in" fo:padding-right="0.0833in"/>
    </style:style>
    <style:style style:name="P65"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Cell66" style:family="table-cell">
      <style:table-cell-properties fo:border="none" style:writing-mode="lr-tb" fo:padding-top="0.0833in" fo:padding-left="0.0833in" fo:padding-bottom="0.0833in" fo:padding-right="0.0833in"/>
    </style:style>
    <style:style style:name="P67"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Row68" style:family="table-row">
      <style:table-row-properties/>
    </style:style>
    <style:style style:name="TableCell69" style:family="table-cell">
      <style:table-cell-properties fo:border="none" style:writing-mode="lr-tb" style:vertical-align="middle" fo:padding-top="0.0833in" fo:padding-left="0.0833in" fo:padding-bottom="0.0833in" fo:padding-right="0.0833in"/>
    </style:style>
    <style:style style:name="P70"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Cell71" style:family="table-cell">
      <style:table-cell-properties fo:border="none" style:writing-mode="lr-tb" fo:padding-top="0.0833in" fo:padding-left="0.0833in" fo:padding-bottom="0.0833in" fo:padding-right="0.0833in"/>
    </style:style>
    <style:style style:name="P72"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Cell73" style:family="table-cell">
      <style:table-cell-properties fo:border="none" style:writing-mode="lr-tb" fo:padding-top="0.0833in" fo:padding-left="0.0833in" fo:padding-bottom="0.0833in" fo:padding-right="0.0833in"/>
    </style:style>
    <style:style style:name="P74"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Row75" style:family="table-row">
      <style:table-row-properties/>
    </style:style>
    <style:style style:name="TableCell76" style:family="table-cell">
      <style:table-cell-properties fo:border="none" style:writing-mode="lr-tb" style:vertical-align="middle" fo:padding-top="0.0833in" fo:padding-left="0.0833in" fo:padding-bottom="0.0833in" fo:padding-right="0.0833in"/>
    </style:style>
    <style:style style:name="P77"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Cell78" style:family="table-cell">
      <style:table-cell-properties fo:border="none" style:writing-mode="lr-tb" fo:padding-top="0.0833in" fo:padding-left="0.0833in" fo:padding-bottom="0.0833in" fo:padding-right="0.0833in"/>
    </style:style>
    <style:style style:name="P79"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Cell80" style:family="table-cell">
      <style:table-cell-properties fo:border="none" style:writing-mode="lr-tb" fo:padding-top="0.0833in" fo:padding-left="0.0833in" fo:padding-bottom="0.0833in" fo:padding-right="0.0833in"/>
    </style:style>
    <style:style style:name="P81"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Row82" style:family="table-row">
      <style:table-row-properties/>
    </style:style>
    <style:style style:name="TableCell83" style:family="table-cell">
      <style:table-cell-properties fo:border="none" style:writing-mode="lr-tb" style:vertical-align="middle" fo:padding-top="0.0833in" fo:padding-left="0.0833in" fo:padding-bottom="0.0833in" fo:padding-right="0.0833in"/>
    </style:style>
    <style:style style:name="P84"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Cell85" style:family="table-cell">
      <style:table-cell-properties fo:border="none" style:writing-mode="lr-tb" fo:padding-top="0.0833in" fo:padding-left="0.0833in" fo:padding-bottom="0.0833in" fo:padding-right="0.0833in"/>
    </style:style>
    <style:style style:name="P86"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Cell87" style:family="table-cell">
      <style:table-cell-properties fo:border="none" style:writing-mode="lr-tb" fo:padding-top="0.0833in" fo:padding-left="0.0833in" fo:padding-bottom="0.0833in" fo:padding-right="0.0833in"/>
    </style:style>
    <style:style style:name="P88"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Row89" style:family="table-row">
      <style:table-row-properties/>
    </style:style>
    <style:style style:name="TableCell90" style:family="table-cell">
      <style:table-cell-properties fo:border="none" style:writing-mode="lr-tb" style:vertical-align="middle" fo:padding-top="0.0833in" fo:padding-left="0.0833in" fo:padding-bottom="0.0833in" fo:padding-right="0.0833in"/>
    </style:style>
    <style:style style:name="P91"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Cell92" style:family="table-cell">
      <style:table-cell-properties fo:border="none" style:writing-mode="lr-tb" fo:padding-top="0.0833in" fo:padding-left="0.0833in" fo:padding-bottom="0.0833in" fo:padding-right="0.0833in"/>
    </style:style>
    <style:style style:name="P93"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Cell94" style:family="table-cell">
      <style:table-cell-properties fo:border="none" style:writing-mode="lr-tb" fo:padding-top="0.0833in" fo:padding-left="0.0833in" fo:padding-bottom="0.0833in" fo:padding-right="0.0833in"/>
    </style:style>
    <style:style style:name="P95"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Row96" style:family="table-row">
      <style:table-row-properties/>
    </style:style>
    <style:style style:name="TableCell97" style:family="table-cell">
      <style:table-cell-properties fo:border="none" style:writing-mode="lr-tb" style:vertical-align="middle" fo:padding-top="0.0833in" fo:padding-left="0.0833in" fo:padding-bottom="0.0833in" fo:padding-right="0.0833in"/>
    </style:style>
    <style:style style:name="P98"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Cell99" style:family="table-cell">
      <style:table-cell-properties fo:border="none" style:writing-mode="lr-tb" fo:padding-top="0.0833in" fo:padding-left="0.0833in" fo:padding-bottom="0.0833in" fo:padding-right="0.0833in"/>
    </style:style>
    <style:style style:name="P100"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Cell101" style:family="table-cell">
      <style:table-cell-properties fo:border="none" style:writing-mode="lr-tb" fo:padding-top="0.0833in" fo:padding-left="0.0833in" fo:padding-bottom="0.0833in" fo:padding-right="0.0833in"/>
    </style:style>
    <style:style style:name="P102"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Row103" style:family="table-row">
      <style:table-row-properties/>
    </style:style>
    <style:style style:name="TableCell104" style:family="table-cell">
      <style:table-cell-properties fo:border="none" style:writing-mode="lr-tb" style:vertical-align="middle" fo:padding-top="0.0833in" fo:padding-left="0.0833in" fo:padding-bottom="0.0833in" fo:padding-right="0.0833in"/>
    </style:style>
    <style:style style:name="P105"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Cell106" style:family="table-cell">
      <style:table-cell-properties fo:border="none" style:writing-mode="lr-tb" fo:padding-top="0.0833in" fo:padding-left="0.0833in" fo:padding-bottom="0.0833in" fo:padding-right="0.0833in"/>
    </style:style>
    <style:style style:name="P107"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Cell108" style:family="table-cell">
      <style:table-cell-properties fo:border="none" style:writing-mode="lr-tb" fo:padding-top="0.0833in" fo:padding-left="0.0833in" fo:padding-bottom="0.0833in" fo:padding-right="0.0833in"/>
    </style:style>
    <style:style style:name="P109"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Row110" style:family="table-row">
      <style:table-row-properties/>
    </style:style>
    <style:style style:name="TableCell111" style:family="table-cell">
      <style:table-cell-properties fo:border="none" style:writing-mode="lr-tb" style:vertical-align="middle" fo:padding-top="0.0833in" fo:padding-left="0.0833in" fo:padding-bottom="0.0833in" fo:padding-right="0.0833in"/>
    </style:style>
    <style:style style:name="P112"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Cell113" style:family="table-cell">
      <style:table-cell-properties fo:border="none" style:writing-mode="lr-tb" fo:padding-top="0.0833in" fo:padding-left="0.0833in" fo:padding-bottom="0.0833in" fo:padding-right="0.0833in"/>
    </style:style>
    <style:style style:name="P114"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Cell115" style:family="table-cell">
      <style:table-cell-properties fo:border="none" style:writing-mode="lr-tb" fo:padding-top="0.0833in" fo:padding-left="0.0833in" fo:padding-bottom="0.0833in" fo:padding-right="0.0833in"/>
    </style:style>
    <style:style style:name="P116"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Row117" style:family="table-row">
      <style:table-row-properties/>
    </style:style>
    <style:style style:name="TableCell118" style:family="table-cell">
      <style:table-cell-properties fo:border="none" style:writing-mode="lr-tb" style:vertical-align="middle" fo:padding-top="0.0833in" fo:padding-left="0.0833in" fo:padding-bottom="0.0833in" fo:padding-right="0.0833in"/>
    </style:style>
    <style:style style:name="P119"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Cell120" style:family="table-cell">
      <style:table-cell-properties fo:border="none" style:writing-mode="lr-tb" fo:padding-top="0.0833in" fo:padding-left="0.0833in" fo:padding-bottom="0.0833in" fo:padding-right="0.0833in"/>
    </style:style>
    <style:style style:name="P121"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Cell122" style:family="table-cell">
      <style:table-cell-properties fo:border="none" style:writing-mode="lr-tb" fo:padding-top="0.0833in" fo:padding-left="0.0833in" fo:padding-bottom="0.0833in" fo:padding-right="0.0833in"/>
    </style:style>
    <style:style style:name="P123"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Row124" style:family="table-row">
      <style:table-row-properties/>
    </style:style>
    <style:style style:name="TableCell125" style:family="table-cell">
      <style:table-cell-properties fo:border="none" style:writing-mode="lr-tb" style:vertical-align="middle" fo:padding-top="0.0833in" fo:padding-left="0.0833in" fo:padding-bottom="0.0833in" fo:padding-right="0.0833in"/>
    </style:style>
    <style:style style:name="P126"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Cell127" style:family="table-cell">
      <style:table-cell-properties fo:border="none" style:writing-mode="lr-tb" fo:padding-top="0.0833in" fo:padding-left="0.0833in" fo:padding-bottom="0.0833in" fo:padding-right="0.0833in"/>
    </style:style>
    <style:style style:name="P128"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TableCell129" style:family="table-cell">
      <style:table-cell-properties fo:border="none" style:writing-mode="lr-tb" fo:padding-top="0.0833in" fo:padding-left="0.0833in" fo:padding-bottom="0.0833in" fo:padding-right="0.0833in"/>
    </style:style>
    <style:style style:name="P130" style:parent-style-name="Normal" style:family="paragraph">
      <style:paragraph-properties fo:margin-bottom="0in" style:line-height-at-least="0.25in"/>
      <style:text-properties style:font-name="inherit" style:font-name-asian="Times New Roman" style:font-name-complex="Times New Roman" fo:color="#000000" style:letter-kerning="false" fo:font-size="11.5pt" style:font-size-asian="11.5pt" style:font-size-complex="11.5pt" style:language-asian="en" style:country-asian="IN"/>
    </style:style>
    <style:style style:name="P131" style:parent-style-name="Normal" style:family="paragraph">
      <style:text-properties fo:font-weight="bold" style:font-weight-asian="bold" style:font-weight-complex="bold"/>
    </style:style>
    <style:style style:name="P132" style:parent-style-name="NormalWeb" style:family="paragraph">
      <style:paragraph-properties fo:border="0.0034in solid #E3E3E3" fo:padding="0in" style:shadow="none" fo:margin-top="0.2083in" fo:margin-bottom="0.2083in" fo:background-color="#FFFFFF">
        <style:background-fill draw:fill="solid" draw:fill-color="#FFFFFF"/>
      </style:paragraph-properties>
      <style:text-properties style:font-name="system-ui" fo:font-weight="bold" style:font-weight-asian="bold" style:font-weight-complex="bold" fo:color="#0D0D0D"/>
    </style:style>
    <style:style style:name="P133" style:parent-style-name="NormalWeb" style:list-style-name="LFO1" style:family="paragraph">
      <style:paragraph-properties fo:border="0.0034in solid #E3E3E3" fo:padding-top="0in" fo:padding-left="0.0694in" fo:padding-bottom="0in" fo:padding-right="0in" style:shadow="none" fo:margin-top="0in" fo:margin-bottom="0in" fo:background-color="#FFFFFF">
        <style:background-fill draw:fill="solid" draw:fill-color="#FFFFFF"/>
      </style:paragraph-properties>
    </style:style>
    <style:style style:name="T134" style:parent-style-name="Strong" style:family="text">
      <style:text-properties style:font-name="system-ui" style:font-name-asian="Times New Roman" fo:color="#0D0D0D"/>
    </style:style>
    <style:style style:name="T135" style:parent-style-name="DefaultParagraphFont" style:family="text">
      <style:text-properties style:font-name="system-ui" fo:color="#0D0D0D"/>
    </style:style>
    <style:style style:name="T136" style:parent-style-name="DefaultParagraphFont" style:family="text">
      <style:text-properties style:font-name="Cambria Math" style:font-name-complex="Cambria Math" fo:color="#0D0D0D"/>
    </style:style>
    <style:style style:name="T137" style:parent-style-name="DefaultParagraphFont" style:family="text">
      <style:text-properties style:font-name="system-ui" fo:color="#0D0D0D"/>
    </style:style>
    <style:style style:name="P138" style:parent-style-name="NormalWeb" style:list-style-name="LFO1" style:family="paragraph">
      <style:paragraph-properties fo:border="0.0034in solid #E3E3E3" fo:padding-top="0in" fo:padding-left="0.0694in" fo:padding-bottom="0in" fo:padding-right="0in" style:shadow="none" fo:margin-top="0in" fo:margin-bottom="0in" fo:background-color="#FFFFFF">
        <style:background-fill draw:fill="solid" draw:fill-color="#FFFFFF"/>
      </style:paragraph-properties>
    </style:style>
    <style:style style:name="T139" style:parent-style-name="Strong" style:family="text">
      <style:text-properties style:font-name="system-ui" style:font-name-asian="Times New Roman" fo:color="#0D0D0D"/>
    </style:style>
    <style:style style:name="T140" style:parent-style-name="DefaultParagraphFont" style:family="text">
      <style:text-properties style:font-name="system-ui" fo:color="#0D0D0D"/>
    </style:style>
    <style:style style:name="T141" style:parent-style-name="DefaultParagraphFont" style:family="text">
      <style:text-properties style:font-name="Cambria Math" style:font-name-complex="Cambria Math" fo:color="#0D0D0D"/>
    </style:style>
    <style:style style:name="T142" style:parent-style-name="DefaultParagraphFont" style:family="text">
      <style:text-properties style:font-name="system-ui" fo:color="#0D0D0D"/>
    </style:style>
    <style:style style:name="T143" style:parent-style-name="katex-mathml" style:family="text">
      <style:text-properties style:font-name="Cambria Math" style:font-name-asian="Times New Roman" style:font-name-complex="Cambria Math" fo:color="#0D0D0D" fo:font-size="14.5pt" style:font-size-asian="14.5pt" style:font-size-complex="14.5pt"/>
    </style:style>
    <style:style style:name="T144" style:parent-style-name="katex-mathml" style:family="text">
      <style:text-properties style:font-name-asian="Times New Roman" fo:color="#0D0D0D" fo:font-size="14.5pt" style:font-size-asian="14.5pt" style:font-size-complex="14.5pt"/>
    </style:style>
    <style:style style:name="T145" style:parent-style-name="katex-mathml" style:family="text">
      <style:text-properties style:font-name="Cambria Math" style:font-name-asian="Times New Roman" style:font-name-complex="Cambria Math" fo:color="#0D0D0D" fo:font-size="14.5pt" style:font-size-asian="14.5pt" style:font-size-complex="14.5pt"/>
    </style:style>
    <style:style style:name="T146" style:parent-style-name="katex-mathml" style:family="text">
      <style:text-properties style:font-name-asian="Times New Roman" fo:color="#0D0D0D" fo:font-size="14.5pt" style:font-size-asian="14.5pt" style:font-size-complex="14.5pt"/>
    </style:style>
    <style:style style:name="T147" style:parent-style-name="mord" style:family="text">
      <style:text-properties style:font-name="KaTeX_Math" fo:font-style="italic" style:font-style-asian="italic" style:font-style-complex="italic" fo:color="#0D0D0D" fo:font-size="14.5pt" style:font-size-asian="14.5pt" style:font-size-complex="14.5pt"/>
    </style:style>
    <style:style style:name="T148" style:parent-style-name="mopen" style:family="text">
      <style:text-properties style:font-name-asian="Times New Roman" fo:color="#0D0D0D" fo:font-size="14.5pt" style:font-size-asian="14.5pt" style:font-size-complex="14.5pt"/>
    </style:style>
    <style:style style:name="T149" style:parent-style-name="mord" style:family="text">
      <style:text-properties style:font-name="KaTeX_Math" fo:font-style="italic" style:font-style-asian="italic" style:font-style-complex="italic" fo:color="#0D0D0D" fo:font-size="14.5pt" style:font-size-asian="14.5pt" style:font-size-complex="14.5pt"/>
    </style:style>
    <style:style style:name="T150" style:parent-style-name="mclose" style:family="text">
      <style:text-properties fo:color="#0D0D0D" fo:font-size="14.5pt" style:font-size-asian="14.5pt" style:font-size-complex="14.5pt"/>
    </style:style>
    <style:style style:name="T151" style:parent-style-name="DefaultParagraphFont" style:family="text">
      <style:text-properties style:font-name="system-ui" fo:color="#0D0D0D"/>
    </style:style>
    <style:style style:name="T152" style:parent-style-name="katex-mathml" style:family="text">
      <style:text-properties style:font-name="Cambria Math" style:font-name-asian="Times New Roman" style:font-name-complex="Cambria Math" fo:color="#0D0D0D" fo:font-size="14.5pt" style:font-size-asian="14.5pt" style:font-size-complex="14.5pt"/>
    </style:style>
    <style:style style:name="T153" style:parent-style-name="mord" style:family="text">
      <style:text-properties style:font-name="KaTeX_Math" fo:font-style="italic" style:font-style-asian="italic" style:font-style-complex="italic" fo:color="#0D0D0D" fo:font-size="14.5pt" style:font-size-asian="14.5pt" style:font-size-complex="14.5pt"/>
    </style:style>
    <style:style style:name="T154" style:parent-style-name="DefaultParagraphFont" style:family="text">
      <style:text-properties style:font-name="system-ui" fo:color="#0D0D0D"/>
    </style:style>
    <style:style style:name="P155" style:parent-style-name="NormalWeb" style:list-style-name="LFO1" style:family="paragraph">
      <style:paragraph-properties fo:border="0.0034in solid #E3E3E3" fo:padding-top="0in" fo:padding-left="0.0694in" fo:padding-bottom="0in" fo:padding-right="0in" style:shadow="none" fo:margin-top="0in" fo:margin-bottom="0in" fo:background-color="#FFFFFF">
        <style:background-fill draw:fill="solid" draw:fill-color="#FFFFFF"/>
      </style:paragraph-properties>
    </style:style>
    <style:style style:name="T156" style:parent-style-name="Strong" style:family="text">
      <style:text-properties style:font-name="system-ui" style:font-name-asian="Times New Roman" fo:color="#0D0D0D"/>
    </style:style>
    <style:style style:name="T157" style:parent-style-name="DefaultParagraphFont" style:family="text">
      <style:text-properties style:font-name="system-ui" fo:color="#0D0D0D"/>
    </style:style>
    <style:style style:name="T158" style:parent-style-name="DefaultParagraphFont" style:family="text">
      <style:text-properties style:font-name="Cambria Math" style:font-name-complex="Cambria Math" fo:color="#0D0D0D"/>
    </style:style>
    <style:style style:name="T159" style:parent-style-name="DefaultParagraphFont" style:family="text">
      <style:text-properties style:font-name="system-ui" fo:color="#0D0D0D"/>
    </style:style>
    <style:style style:name="T160" style:parent-style-name="katex-mathml" style:family="text">
      <style:text-properties style:font-name="Cambria Math" style:font-name-asian="Times New Roman" style:font-name-complex="Cambria Math" fo:color="#0D0D0D" fo:font-size="14.5pt" style:font-size-asian="14.5pt" style:font-size-complex="14.5pt"/>
    </style:style>
    <style:style style:name="T161" style:parent-style-name="katex-mathml" style:family="text">
      <style:text-properties style:font-name-asian="Times New Roman" fo:color="#0D0D0D" fo:font-size="14.5pt" style:font-size-asian="14.5pt" style:font-size-complex="14.5pt"/>
    </style:style>
    <style:style style:name="T162" style:parent-style-name="katex-mathml" style:family="text">
      <style:text-properties style:font-name="Cambria Math" style:font-name-asian="Times New Roman" style:font-name-complex="Cambria Math" fo:color="#0D0D0D" fo:font-size="14.5pt" style:font-size-asian="14.5pt" style:font-size-complex="14.5pt"/>
    </style:style>
    <style:style style:name="T163" style:parent-style-name="katex-mathml" style:family="text">
      <style:text-properties style:font-name-asian="Times New Roman" fo:color="#0D0D0D" fo:font-size="14.5pt" style:font-size-asian="14.5pt" style:font-size-complex="14.5pt"/>
    </style:style>
    <style:style style:name="T164" style:parent-style-name="mord" style:family="text">
      <style:text-properties style:font-name="KaTeX_Math" fo:font-style="italic" style:font-style-asian="italic" style:font-style-complex="italic" fo:color="#0D0D0D" fo:font-size="14.5pt" style:font-size-asian="14.5pt" style:font-size-complex="14.5pt"/>
    </style:style>
    <style:style style:name="T165" style:parent-style-name="mopen" style:family="text">
      <style:text-properties style:font-name-asian="Times New Roman" fo:color="#0D0D0D" fo:font-size="14.5pt" style:font-size-asian="14.5pt" style:font-size-complex="14.5pt"/>
    </style:style>
    <style:style style:name="T166" style:parent-style-name="mord" style:family="text">
      <style:text-properties style:font-name="KaTeX_Math" fo:font-style="italic" style:font-style-asian="italic" style:font-style-complex="italic" fo:color="#0D0D0D" fo:font-size="14.5pt" style:font-size-asian="14.5pt" style:font-size-complex="14.5pt"/>
    </style:style>
    <style:style style:name="T167" style:parent-style-name="mclose" style:family="text">
      <style:text-properties fo:color="#0D0D0D" fo:font-size="14.5pt" style:font-size-asian="14.5pt" style:font-size-complex="14.5pt"/>
    </style:style>
    <style:style style:name="T168" style:parent-style-name="DefaultParagraphFont" style:family="text">
      <style:text-properties style:font-name="system-ui" fo:color="#0D0D0D"/>
    </style:style>
    <style:style style:name="P169" style:parent-style-name="NormalWeb" style:list-style-name="LFO1" style:family="paragraph">
      <style:paragraph-properties fo:border="0.0034in solid #E3E3E3" fo:padding-top="0in" fo:padding-left="0.0694in" fo:padding-bottom="0in" fo:padding-right="0in" style:shadow="none" fo:margin-top="0in" fo:margin-bottom="0in" fo:background-color="#FFFFFF">
        <style:background-fill draw:fill="solid" draw:fill-color="#FFFFFF"/>
      </style:paragraph-properties>
    </style:style>
    <style:style style:name="T170" style:parent-style-name="Strong" style:family="text">
      <style:text-properties style:font-name="system-ui" style:font-name-asian="Times New Roman" fo:color="#0D0D0D"/>
    </style:style>
    <style:style style:name="T171" style:parent-style-name="DefaultParagraphFont" style:family="text">
      <style:text-properties style:font-name="system-ui" fo:color="#0D0D0D"/>
    </style:style>
    <style:style style:name="P172" style:parent-style-name="NormalWeb" style:list-style-name="LFO1" style:family="paragraph">
      <style:paragraph-properties fo:border="0.0034in solid #E3E3E3" fo:padding-top="0in" fo:padding-left="0.0694in" fo:padding-bottom="0in" fo:padding-right="0in" style:shadow="none" fo:margin-top="0in" fo:margin-bottom="0in" fo:background-color="#FFFFFF">
        <style:background-fill draw:fill="solid" draw:fill-color="#FFFFFF"/>
      </style:paragraph-properties>
    </style:style>
    <style:style style:name="T173" style:parent-style-name="Strong" style:family="text">
      <style:text-properties style:font-name="system-ui" style:font-name-asian="Times New Roman" fo:color="#0D0D0D"/>
    </style:style>
    <style:style style:name="T174" style:parent-style-name="DefaultParagraphFont" style:family="text">
      <style:text-properties style:font-name="system-ui" fo:color="#0D0D0D"/>
    </style:style>
    <style:style style:name="P175" style:parent-style-name="NormalWeb" style:family="paragraph">
      <style:paragraph-properties fo:border="0.0034in solid #E3E3E3" fo:padding="0in" style:shadow="none" fo:margin-top="0.2083in" fo:margin-bottom="0.2083in" fo:background-color="#FFFFFF">
        <style:background-fill draw:fill="solid" draw:fill-color="#FFFFFF"/>
      </style:paragraph-properties>
      <style:text-properties style:font-name="system-ui" fo:color="#0D0D0D"/>
    </style:style>
    <style:style style:name="P176" style:parent-style-name="Normal" style:family="paragraph">
      <style:paragraph-properties fo:border="0.0034in solid #E3E3E3" fo:padding="0in" style:shadow="none" fo:margin-bottom="0.2083in" fo:line-height="100%" fo:background-color="#FFFFFF">
        <style:background-fill draw:fill="solid" draw:fill-color="#FFFFFF"/>
      </style:paragraph-properties>
      <style:text-properties style:font-name="system-ui" style:font-name-asian="Times New Roman" style:font-name-complex="Times New Roman" fo:font-weight="bold" style:font-weight-asian="bold" style:font-weight-complex="bold" fo:color="#0D0D0D" style:letter-kerning="false" style:language-asian="en" style:country-asian="IN"/>
    </style:style>
    <style:style style:name="P177" style:parent-style-name="Normal" style:list-style-name="LFO2" style:family="paragraph">
      <style:paragraph-properties fo:border="0.0034in solid #E3E3E3" fo:padding-top="0in" fo:padding-left="0.0694in" fo:padding-bottom="0in" fo:padding-right="0in" style:shadow="none" fo:margin-bottom="0in" fo:line-height="100%" fo:background-color="#FFFFFF">
        <style:background-fill draw:fill="solid" draw:fill-color="#FFFFFF"/>
      </style:paragraph-properties>
    </style:style>
    <style:style style:name="T178" style:parent-style-name="DefaultParagraphFont" style:family="text">
      <style:text-properties style:font-name="system-ui" style:font-name-asian="Times New Roman" style:font-name-complex="Times New Roman" fo:font-weight="bold" style:font-weight-asian="bold" style:font-weight-complex="bold" fo:color="#0D0D0D" style:letter-kerning="false" style:language-asian="en" style:country-asian="IN"/>
    </style:style>
    <style:style style:name="P179" style:parent-style-name="Normal" style:family="paragraph">
      <style:paragraph-properties fo:border="0.0034in solid #E3E3E3" fo:padding="0in" style:shadow="none" fo:margin-top="0.2083in" fo:margin-bottom="0.2083in" fo:line-height="100%" fo:background-color="#FFFFFF">
        <style:background-fill draw:fill="solid" draw:fill-color="#FFFFFF"/>
      </style:paragraph-properties>
      <style:text-properties style:font-name="system-ui" style:font-name-asian="Times New Roman" style:font-name-complex="Times New Roman" fo:color="#0D0D0D" style:letter-kerning="false" style:language-asian="en" style:country-asian="IN"/>
    </style:style>
    <style:style style:name="P180" style:parent-style-name="Normal" style:family="paragraph">
      <style:paragraph-properties fo:border="0.0034in solid #E3E3E3" fo:padding="0in" style:shadow="none" fo:margin-top="0.2083in" fo:margin-bottom="0.2083in" fo:line-height="100%" fo:background-color="#FFFFFF">
        <style:background-fill draw:fill="solid" draw:fill-color="#FFFFFF"/>
      </style:paragraph-properties>
    </style:style>
    <style:style style:name="T181"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182"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183"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184"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185"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186"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187"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188"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189"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190"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191"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192"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193"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194"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195"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P196" style:parent-style-name="Normal" style:family="paragraph">
      <style:paragraph-properties fo:border="0.0034in solid #E3E3E3" fo:padding="0in" style:shadow="none" fo:margin-top="0.2083in" fo:margin-bottom="0.2083in" fo:line-height="100%" fo:background-color="#FFFFFF">
        <style:background-fill draw:fill="solid" draw:fill-color="#FFFFFF"/>
      </style:paragraph-properties>
    </style:style>
    <style:style style:name="T197"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198"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199"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200"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201"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202"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203"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204"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205"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206"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207"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208"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209"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210"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P211" style:parent-style-name="Normal" style:family="paragraph">
      <style:paragraph-properties fo:border="0.0034in solid #E3E3E3" fo:padding="0in" style:shadow="none" fo:margin-top="0.2083in" fo:margin-bottom="0.2083in" fo:line-height="100%" fo:background-color="#FFFFFF">
        <style:background-fill draw:fill="solid" draw:fill-color="#FFFFFF"/>
      </style:paragraph-properties>
    </style:style>
    <style:style style:name="T212"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213"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214"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215"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216"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217"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218"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219"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220"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221"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222"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223"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224"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225"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226"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P227" style:parent-style-name="Normal" style:family="paragraph">
      <style:paragraph-properties fo:border="0.0034in solid #E3E3E3" fo:padding="0in" style:shadow="none" fo:margin-top="0.2083in" fo:margin-bottom="0.2083in" fo:line-height="100%" fo:background-color="#FFFFFF">
        <style:background-fill draw:fill="solid" draw:fill-color="#FFFFFF"/>
      </style:paragraph-properties>
    </style:style>
    <style:style style:name="T228"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229"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230"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231"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232"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233"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234"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235"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236"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237"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238"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239"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240"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241"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242"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243"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P244" style:parent-style-name="Normal" style:list-style-name="LFO3" style:family="paragraph">
      <style:paragraph-properties fo:border="0.0034in solid #E3E3E3" fo:padding-top="0in" fo:padding-left="0.0694in" fo:padding-bottom="0in" fo:padding-right="0in" style:shadow="none" fo:margin-bottom="0in" fo:line-height="100%" fo:background-color="#FFFFFF">
        <style:background-fill draw:fill="solid" draw:fill-color="#FFFFFF"/>
      </style:paragraph-properties>
    </style:style>
    <style:style style:name="T245" style:parent-style-name="DefaultParagraphFont" style:family="text">
      <style:text-properties style:font-name="system-ui" style:font-name-asian="Times New Roman" style:font-name-complex="Times New Roman" fo:font-weight="bold" style:font-weight-asian="bold" style:font-weight-complex="bold" fo:color="#0D0D0D" style:letter-kerning="false" style:language-asian="en" style:country-asian="IN"/>
    </style:style>
    <style:style style:name="P246" style:parent-style-name="Normal" style:family="paragraph">
      <style:paragraph-properties fo:border="0.0034in solid #E3E3E3" fo:padding="0in" style:shadow="none" fo:margin-top="0.2083in" fo:margin-bottom="0.2083in" fo:line-height="100%" fo:background-color="#FFFFFF">
        <style:background-fill draw:fill="solid" draw:fill-color="#FFFFFF"/>
      </style:paragraph-properties>
      <style:text-properties style:font-name="system-ui" style:font-name-asian="Times New Roman" style:font-name-complex="Times New Roman" fo:color="#0D0D0D" style:letter-kerning="false" style:language-asian="en" style:country-asian="IN"/>
    </style:style>
    <style:style style:name="P247" style:parent-style-name="Normal" style:family="paragraph">
      <style:paragraph-properties fo:border="0.0034in solid #E3E3E3" fo:padding="0in" style:shadow="none" fo:margin-top="0.2083in" fo:margin-bottom="0.2083in" fo:line-height="100%" fo:background-color="#FFFFFF">
        <style:background-fill draw:fill="solid" draw:fill-color="#FFFFFF"/>
      </style:paragraph-properties>
    </style:style>
    <style:style style:name="T248"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249"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250"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251"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252"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253"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254"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255"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256"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257"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258"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259"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260"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261"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262"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263"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264"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265"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P266" style:parent-style-name="Normal" style:family="paragraph">
      <style:paragraph-properties fo:border="0.0034in solid #E3E3E3" fo:padding="0in" style:shadow="none" fo:margin-top="0.2083in" fo:margin-bottom="0.2083in" fo:line-height="100%" fo:background-color="#FFFFFF">
        <style:background-fill draw:fill="solid" draw:fill-color="#FFFFFF"/>
      </style:paragraph-properties>
    </style:style>
    <style:style style:name="T267"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268"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269"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270"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271"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272"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273"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274"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275"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276"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277"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278"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279"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280"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P281" style:parent-style-name="Normal" style:family="paragraph">
      <style:paragraph-properties fo:border="0.0034in solid #E3E3E3" fo:padding="0in" style:shadow="none" fo:margin-top="0.2083in" fo:margin-bottom="0.2083in" fo:line-height="100%" fo:background-color="#FFFFFF">
        <style:background-fill draw:fill="solid" draw:fill-color="#FFFFFF"/>
      </style:paragraph-properties>
    </style:style>
    <style:style style:name="T282"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283"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284"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285"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286"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287"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288"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289"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290"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291"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292"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293"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294"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295"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296"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297"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298"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299"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P300" style:parent-style-name="Normal" style:family="paragraph">
      <style:paragraph-properties fo:border="0.0034in solid #E3E3E3" fo:padding="0in" style:shadow="none" fo:margin-top="0.2083in" fo:margin-bottom="0.2083in" fo:line-height="100%" fo:background-color="#FFFFFF">
        <style:background-fill draw:fill="solid" draw:fill-color="#FFFFFF"/>
      </style:paragraph-properties>
    </style:style>
    <style:style style:name="T301"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302"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303"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304"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305"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306"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307"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308"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309"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310"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311"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312"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313"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314"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315"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316"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317"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318"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319"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320"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321"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322"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P323" style:parent-style-name="Normal" style:family="paragraph">
      <style:paragraph-properties fo:border="0.0034in solid #E3E3E3" fo:padding-top="0in" fo:padding-left="0.0694in" fo:padding-bottom="0in" fo:padding-right="0in" style:shadow="none" fo:margin-bottom="0in" fo:line-height="100%" fo:margin-left="0.5in" fo:background-color="#FFFFFF">
        <style:tab-stops/>
        <style:background-fill draw:fill="solid" draw:fill-color="#FFFFFF"/>
      </style:paragraph-properties>
      <style:text-properties style:font-name="system-ui" style:font-name-asian="Times New Roman" style:font-name-complex="Times New Roman" fo:color="#0D0D0D" style:letter-kerning="false" style:language-asian="en" style:country-asian="IN"/>
    </style:style>
    <style:style style:name="P324" style:parent-style-name="Normal" style:family="paragraph">
      <style:paragraph-properties fo:border="0.0034in solid #E3E3E3" fo:padding-top="0in" fo:padding-left="0.0694in" fo:padding-bottom="0in" fo:padding-right="0in" style:shadow="none" fo:margin-bottom="0in" fo:line-height="100%" fo:margin-left="0.5in" fo:background-color="#FFFFFF">
        <style:tab-stops/>
        <style:background-fill draw:fill="solid" draw:fill-color="#FFFFFF"/>
      </style:paragraph-properties>
      <style:text-properties style:font-name="system-ui" style:font-name-asian="Times New Roman" style:font-name-complex="Times New Roman" fo:color="#0D0D0D" style:letter-kerning="false" style:language-asian="en" style:country-asian="IN"/>
    </style:style>
    <style:style style:name="P325" style:parent-style-name="Normal" style:family="paragraph">
      <style:paragraph-properties fo:border="0.0034in solid #E3E3E3" fo:padding="0in" style:shadow="none" fo:margin-bottom="0.2083in" fo:line-height="100%" fo:background-color="#FFFFFF">
        <style:background-fill draw:fill="solid" draw:fill-color="#FFFFFF"/>
      </style:paragraph-properties>
      <style:text-properties style:font-name="system-ui" style:font-name-asian="Times New Roman" style:font-name-complex="Times New Roman" fo:font-weight="bold" style:font-weight-asian="bold" style:font-weight-complex="bold" fo:color="#0D0D0D" style:letter-kerning="false" style:language-asian="en" style:country-asian="IN"/>
    </style:style>
    <style:style style:name="P326" style:parent-style-name="Normal" style:family="paragraph">
      <style:paragraph-properties fo:border="0.0034in solid #E3E3E3" fo:padding-top="0in" fo:padding-left="0.0694in" fo:padding-bottom="0in" fo:padding-right="0in" style:shadow="none" fo:margin-bottom="0in" fo:line-height="100%" fo:margin-left="0.5in" fo:background-color="#FFFFFF">
        <style:tab-stops/>
        <style:background-fill draw:fill="solid" draw:fill-color="#FFFFFF"/>
      </style:paragraph-properties>
      <style:text-properties style:font-name="system-ui" style:font-name-asian="Times New Roman" style:font-name-complex="Times New Roman" fo:color="#0D0D0D" style:letter-kerning="false" style:language-asian="en" style:country-asian="IN"/>
    </style:style>
    <style:style style:name="P327" style:parent-style-name="Normal" style:list-style-name="LFO4" style:family="paragraph">
      <style:paragraph-properties fo:border="0.0034in solid #E3E3E3" fo:padding-top="0in" fo:padding-left="0.0694in" fo:padding-bottom="0in" fo:padding-right="0in" style:shadow="none" fo:margin-bottom="0in" fo:line-height="100%" fo:background-color="#FFFFFF">
        <style:background-fill draw:fill="solid" draw:fill-color="#FFFFFF"/>
      </style:paragraph-properties>
    </style:style>
    <style:style style:name="T328" style:parent-style-name="DefaultParagraphFont" style:family="text">
      <style:text-properties style:font-name="system-ui" style:font-name-asian="Times New Roman" style:font-name-complex="Times New Roman" fo:font-weight="bold" style:font-weight-asian="bold" style:font-weight-complex="bold" fo:color="#0D0D0D" style:letter-kerning="false" style:language-asian="en" style:country-asian="IN"/>
    </style:style>
    <style:style style:name="T329"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P330" style:parent-style-name="Normal" style:list-style-name="LFO4" style:family="paragraph">
      <style:paragraph-properties fo:border="0.0034in solid #E3E3E3" fo:padding="0in" style:shadow="none" fo:margin-bottom="0in" fo:line-height="100%" fo:background-color="#FFFFFF">
        <style:background-fill draw:fill="solid" draw:fill-color="#FFFFFF"/>
      </style:paragraph-properties>
    </style:style>
    <style:style style:name="T331" style:parent-style-name="DefaultParagraphFont" style:family="text">
      <style:text-properties style:font-name="system-ui" style:font-name-asian="Times New Roman" style:font-name-complex="Times New Roman" fo:font-weight="bold" style:font-weight-asian="bold" style:font-weight-complex="bold" fo:color="#0D0D0D" style:letter-kerning="false" style:language-asian="en" style:country-asian="IN"/>
    </style:style>
    <style:style style:name="T332"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333"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334"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335"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336"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337"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338"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339"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340"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341"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342"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343"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P344" style:parent-style-name="Normal" style:list-style-name="LFO4" style:family="paragraph">
      <style:paragraph-properties fo:border="0.0034in solid #E3E3E3" fo:padding="0in" style:shadow="none" fo:margin-bottom="0in" fo:line-height="100%" fo:background-color="#FFFFFF">
        <style:background-fill draw:fill="solid" draw:fill-color="#FFFFFF"/>
      </style:paragraph-properties>
    </style:style>
    <style:style style:name="T345"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346"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347"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348"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349"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350"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351"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352"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353"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354"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355"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356"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357"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358"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359"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360"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361"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362"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363"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P364" style:parent-style-name="Normal" style:list-style-name="LFO4" style:family="paragraph">
      <style:paragraph-properties fo:border="0.0034in solid #E3E3E3" fo:padding-top="0in" fo:padding-left="0.0694in" fo:padding-bottom="0in" fo:padding-right="0in" style:shadow="none" fo:margin-bottom="0in" fo:line-height="100%" fo:background-color="#FFFFFF">
        <style:background-fill draw:fill="solid" draw:fill-color="#FFFFFF"/>
      </style:paragraph-properties>
    </style:style>
    <style:style style:name="T365" style:parent-style-name="DefaultParagraphFont" style:family="text">
      <style:text-properties style:font-name="system-ui" style:font-name-asian="Times New Roman" style:font-name-complex="Times New Roman" fo:font-weight="bold" style:font-weight-asian="bold" style:font-weight-complex="bold" fo:color="#0D0D0D" style:letter-kerning="false" style:language-asian="en" style:country-asian="IN"/>
    </style:style>
    <style:style style:name="T366"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P367" style:parent-style-name="Normal" style:list-style-name="LFO4" style:family="paragraph">
      <style:paragraph-properties fo:border="0.0034in solid #E3E3E3" fo:padding="0in" style:shadow="none" fo:margin-bottom="0in" fo:line-height="100%" fo:background-color="#FFFFFF">
        <style:background-fill draw:fill="solid" draw:fill-color="#FFFFFF"/>
      </style:paragraph-properties>
    </style:style>
    <style:style style:name="T368" style:parent-style-name="DefaultParagraphFont" style:family="text">
      <style:text-properties style:font-name="system-ui" style:font-name-asian="Times New Roman" style:font-name-complex="Times New Roman" fo:font-weight="bold" style:font-weight-asian="bold" style:font-weight-complex="bold" fo:color="#0D0D0D" style:letter-kerning="false" style:language-asian="en" style:country-asian="IN"/>
    </style:style>
    <style:style style:name="T369"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370"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371"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372"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373"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374"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375"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376"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377"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378"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379"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380"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381"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P382" style:parent-style-name="Normal" style:list-style-name="LFO4" style:family="paragraph">
      <style:paragraph-properties fo:border="0.0034in solid #E3E3E3" fo:padding="0in" style:shadow="none" fo:margin-bottom="0in" fo:line-height="100%" fo:background-color="#FFFFFF">
        <style:background-fill draw:fill="solid" draw:fill-color="#FFFFFF"/>
      </style:paragraph-properties>
    </style:style>
    <style:style style:name="T383"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384"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385"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386"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387"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388"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389"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390"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391"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392"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393"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394"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395"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396"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397"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P398" style:parent-style-name="Normal" style:list-style-name="LFO4" style:family="paragraph">
      <style:paragraph-properties fo:border="0.0034in solid #E3E3E3" fo:padding-top="0in" fo:padding-left="0.0694in" fo:padding-bottom="0in" fo:padding-right="0in" style:shadow="none" fo:margin-bottom="0in" fo:line-height="100%" fo:background-color="#FFFFFF">
        <style:background-fill draw:fill="solid" draw:fill-color="#FFFFFF"/>
      </style:paragraph-properties>
    </style:style>
    <style:style style:name="T399" style:parent-style-name="DefaultParagraphFont" style:family="text">
      <style:text-properties style:font-name="system-ui" style:font-name-asian="Times New Roman" style:font-name-complex="Times New Roman" fo:font-weight="bold" style:font-weight-asian="bold" style:font-weight-complex="bold" fo:color="#0D0D0D" style:letter-kerning="false" style:language-asian="en" style:country-asian="IN"/>
    </style:style>
    <style:style style:name="T400"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P401" style:parent-style-name="Normal" style:list-style-name="LFO4" style:family="paragraph">
      <style:paragraph-properties fo:border="0.0034in solid #E3E3E3" fo:padding="0in" style:shadow="none" fo:margin-bottom="0in" fo:line-height="100%" fo:background-color="#FFFFFF">
        <style:background-fill draw:fill="solid" draw:fill-color="#FFFFFF"/>
      </style:paragraph-properties>
    </style:style>
    <style:style style:name="T402" style:parent-style-name="DefaultParagraphFont" style:family="text">
      <style:text-properties style:font-name="system-ui" style:font-name-asian="Times New Roman" style:font-name-complex="Times New Roman" fo:font-weight="bold" style:font-weight-asian="bold" style:font-weight-complex="bold" fo:color="#0D0D0D" style:letter-kerning="false" style:language-asian="en" style:country-asian="IN"/>
    </style:style>
    <style:style style:name="T403"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404"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405"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406"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407"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408"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409"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410"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411"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412"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413"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414"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P415" style:parent-style-name="Normal" style:list-style-name="LFO4" style:family="paragraph">
      <style:paragraph-properties fo:border="0.0034in solid #E3E3E3" fo:padding="0in" style:shadow="none" fo:margin-bottom="0in" fo:line-height="100%" fo:background-color="#FFFFFF">
        <style:background-fill draw:fill="solid" draw:fill-color="#FFFFFF"/>
      </style:paragraph-properties>
    </style:style>
    <style:style style:name="T416"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417"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418"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419"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420"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421"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422"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423"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424"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425"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426"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427"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428"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429"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430"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431"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432"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433"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434"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P435" style:parent-style-name="Normal" style:list-style-name="LFO4" style:family="paragraph">
      <style:paragraph-properties fo:border="0.0034in solid #E3E3E3" fo:padding-top="0in" fo:padding-left="0.0694in" fo:padding-bottom="0in" fo:padding-right="0in" style:shadow="none" fo:margin-bottom="0in" fo:line-height="100%" fo:background-color="#FFFFFF">
        <style:background-fill draw:fill="solid" draw:fill-color="#FFFFFF"/>
      </style:paragraph-properties>
    </style:style>
    <style:style style:name="T436" style:parent-style-name="DefaultParagraphFont" style:family="text">
      <style:text-properties style:font-name="system-ui" style:font-name-asian="Times New Roman" style:font-name-complex="Times New Roman" fo:font-weight="bold" style:font-weight-asian="bold" style:font-weight-complex="bold" fo:color="#0D0D0D" style:letter-kerning="false" style:language-asian="en" style:country-asian="IN"/>
    </style:style>
    <style:style style:name="T437"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P438" style:parent-style-name="Normal" style:list-style-name="LFO4" style:family="paragraph">
      <style:paragraph-properties fo:border="0.0034in solid #E3E3E3" fo:padding="0in" style:shadow="none" fo:margin-bottom="0in" fo:line-height="100%" fo:background-color="#FFFFFF">
        <style:background-fill draw:fill="solid" draw:fill-color="#FFFFFF"/>
      </style:paragraph-properties>
    </style:style>
    <style:style style:name="T439" style:parent-style-name="DefaultParagraphFont" style:family="text">
      <style:text-properties style:font-name="system-ui" style:font-name-asian="Times New Roman" style:font-name-complex="Times New Roman" fo:font-weight="bold" style:font-weight-asian="bold" style:font-weight-complex="bold" fo:color="#0D0D0D" style:letter-kerning="false" style:language-asian="en" style:country-asian="IN"/>
    </style:style>
    <style:style style:name="T440"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441"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442"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443"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444"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445"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446"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447"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448"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449"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450"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451"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452"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453"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P454" style:parent-style-name="Normal" style:list-style-name="LFO4" style:family="paragraph">
      <style:paragraph-properties fo:border="0.0034in solid #E3E3E3" fo:padding="0in" style:shadow="none" fo:margin-bottom="0in" fo:line-height="100%" fo:background-color="#FFFFFF">
        <style:background-fill draw:fill="solid" draw:fill-color="#FFFFFF"/>
      </style:paragraph-properties>
    </style:style>
    <style:style style:name="T455"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456"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457"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458"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459"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460"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461"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462"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463"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464"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465"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466"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467"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468"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469"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470"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471"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472"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473"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P474" style:parent-style-name="Normal" style:list-style-name="LFO4" style:family="paragraph">
      <style:paragraph-properties fo:border="0.0034in solid #E3E3E3" fo:padding-top="0in" fo:padding-left="0.0694in" fo:padding-bottom="0in" fo:padding-right="0in" style:shadow="none" fo:margin-bottom="0in" fo:line-height="100%" fo:background-color="#FFFFFF">
        <style:background-fill draw:fill="solid" draw:fill-color="#FFFFFF"/>
      </style:paragraph-properties>
    </style:style>
    <style:style style:name="T475" style:parent-style-name="DefaultParagraphFont" style:family="text">
      <style:text-properties style:font-name="system-ui" style:font-name-asian="Times New Roman" style:font-name-complex="Times New Roman" fo:font-weight="bold" style:font-weight-asian="bold" style:font-weight-complex="bold" fo:color="#0D0D0D" style:letter-kerning="false" style:language-asian="en" style:country-asian="IN"/>
    </style:style>
    <style:style style:name="T476"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P477" style:parent-style-name="Normal" style:list-style-name="LFO4" style:family="paragraph">
      <style:paragraph-properties fo:border="0.0034in solid #E3E3E3" fo:padding="0in" style:shadow="none" fo:margin-bottom="0in" fo:line-height="100%" fo:background-color="#FFFFFF">
        <style:background-fill draw:fill="solid" draw:fill-color="#FFFFFF"/>
      </style:paragraph-properties>
    </style:style>
    <style:style style:name="T478" style:parent-style-name="DefaultParagraphFont" style:family="text">
      <style:text-properties style:font-name="system-ui" style:font-name-asian="Times New Roman" style:font-name-complex="Times New Roman" fo:font-weight="bold" style:font-weight-asian="bold" style:font-weight-complex="bold" fo:color="#0D0D0D" style:letter-kerning="false" style:language-asian="en" style:country-asian="IN"/>
    </style:style>
    <style:style style:name="T479"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480"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481"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482"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483"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484"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485"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486"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487"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488"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489"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490"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491"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P492" style:parent-style-name="Normal" style:list-style-name="LFO4" style:family="paragraph">
      <style:paragraph-properties fo:border="0.0034in solid #E3E3E3" fo:padding="0in" style:shadow="none" fo:margin-bottom="0in" fo:line-height="100%" fo:background-color="#FFFFFF">
        <style:background-fill draw:fill="solid" draw:fill-color="#FFFFFF"/>
      </style:paragraph-properties>
    </style:style>
    <style:style style:name="T493"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494"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495"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496"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497"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498"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499"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500"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501"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502"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503"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504"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505"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506"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507"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508"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509"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510"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511"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P512" style:parent-style-name="Normal" style:list-style-name="LFO4" style:family="paragraph">
      <style:paragraph-properties fo:border="0.0034in solid #E3E3E3" fo:padding-top="0in" fo:padding-left="0.0694in" fo:padding-bottom="0in" fo:padding-right="0in" style:shadow="none" fo:margin-bottom="0in" fo:line-height="100%" fo:background-color="#FFFFFF">
        <style:background-fill draw:fill="solid" draw:fill-color="#FFFFFF"/>
      </style:paragraph-properties>
    </style:style>
    <style:style style:name="T513" style:parent-style-name="DefaultParagraphFont" style:family="text">
      <style:text-properties style:font-name="system-ui" style:font-name-asian="Times New Roman" style:font-name-complex="Times New Roman" fo:font-weight="bold" style:font-weight-asian="bold" style:font-weight-complex="bold" fo:color="#0D0D0D" style:letter-kerning="false" style:language-asian="en" style:country-asian="IN"/>
    </style:style>
    <style:style style:name="T514"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P515" style:parent-style-name="Normal" style:list-style-name="LFO4" style:family="paragraph">
      <style:paragraph-properties fo:border="0.0034in solid #E3E3E3" fo:padding="0in" style:shadow="none" fo:margin-bottom="0in" fo:line-height="100%" fo:background-color="#FFFFFF">
        <style:background-fill draw:fill="solid" draw:fill-color="#FFFFFF"/>
      </style:paragraph-properties>
    </style:style>
    <style:style style:name="T516" style:parent-style-name="DefaultParagraphFont" style:family="text">
      <style:text-properties style:font-name="system-ui" style:font-name-asian="Times New Roman" style:font-name-complex="Times New Roman" fo:font-weight="bold" style:font-weight-asian="bold" style:font-weight-complex="bold" fo:color="#0D0D0D" style:letter-kerning="false" style:language-asian="en" style:country-asian="IN"/>
    </style:style>
    <style:style style:name="T517"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518"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519"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520"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521"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522"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523"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524"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525"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526"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527"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528"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P529" style:parent-style-name="Normal" style:list-style-name="LFO4" style:family="paragraph">
      <style:paragraph-properties fo:border="0.0034in solid #E3E3E3" fo:padding="0in" style:shadow="none" fo:margin-bottom="0in" fo:line-height="100%" fo:background-color="#FFFFFF">
        <style:background-fill draw:fill="solid" draw:fill-color="#FFFFFF"/>
      </style:paragraph-properties>
    </style:style>
    <style:style style:name="T530"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531"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532"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533"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534"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535"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536"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537"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538"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539"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540"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541"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542"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543"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544"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545"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546"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547"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548"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P549" style:parent-style-name="Normal" style:family="paragraph">
      <style:paragraph-properties fo:border="0.0034in solid #E3E3E3" fo:padding="0in" style:shadow="none" fo:margin-top="0.2083in" fo:margin-bottom="0.2083in" fo:line-height="100%" fo:background-color="#FFFFFF">
        <style:background-fill draw:fill="solid" draw:fill-color="#FFFFFF"/>
      </style:paragraph-properties>
    </style:style>
    <style:style style:name="T550" style:parent-style-name="DefaultParagraphFont" style:family="text">
      <style:text-properties style:font-name="system-ui" style:font-name-asian="Times New Roman" style:font-name-complex="Times New Roman" fo:font-weight="bold" style:font-weight-asian="bold" style:font-weight-complex="bold" fo:color="#0D0D0D" style:letter-kerning="false" style:language-asian="en" style:country-asian="IN"/>
    </style:style>
    <style:style style:name="P551" style:parent-style-name="Normal" style:family="paragraph">
      <style:paragraph-properties fo:border="0.0034in solid #E3E3E3" fo:padding-top="0in" fo:padding-left="0.0694in" fo:padding-bottom="0in" fo:padding-right="0in" style:shadow="none" fo:margin-bottom="0in" fo:line-height="100%" fo:margin-left="0.25in" fo:background-color="#FFFFFF">
        <style:tab-stops/>
        <style:background-fill draw:fill="solid" draw:fill-color="#FFFFFF"/>
      </style:paragraph-properties>
    </style:style>
    <style:style style:name="T552" style:parent-style-name="DefaultParagraphFont" style:family="text">
      <style:text-properties style:font-name="system-ui" style:font-name-asian="Times New Roman" style:font-name-complex="Times New Roman" fo:font-weight="bold" style:font-weight-asian="bold" style:font-weight-complex="bold" fo:color="#0D0D0D" style:letter-kerning="false" style:language-asian="en" style:country-asian="IN"/>
    </style:style>
    <style:style style:name="T553"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P554" style:parent-style-name="Normal" style:family="paragraph">
      <style:paragraph-properties fo:border="0.0034in solid #E3E3E3" fo:padding-top="0in" fo:padding-left="0.0694in" fo:padding-bottom="0in" fo:padding-right="0in" style:shadow="none" fo:margin-bottom="0in" fo:line-height="100%" fo:margin-left="0.25in" fo:background-color="#FFFFFF">
        <style:tab-stops/>
        <style:background-fill draw:fill="solid" draw:fill-color="#FFFFFF"/>
      </style:paragraph-properties>
      <style:text-properties style:font-name="system-ui" style:font-name-asian="Times New Roman" style:font-name-complex="Times New Roman" fo:color="#0D0D0D" style:letter-kerning="false" style:language-asian="en" style:country-asian="IN"/>
    </style:style>
    <style:style style:name="P555" style:parent-style-name="Normal" style:family="paragraph">
      <style:paragraph-properties fo:border="0.0034in solid #E3E3E3" fo:padding="0in" style:shadow="none" fo:margin-bottom="0in" fo:line-height="100%" fo:margin-left="0.75in" fo:background-color="#FFFFFF">
        <style:tab-stops/>
        <style:background-fill draw:fill="solid" draw:fill-color="#FFFFFF"/>
      </style:paragraph-properties>
    </style:style>
    <style:style style:name="T556"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557"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558"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559"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560"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561"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562"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563"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564"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565"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566"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567"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568"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P569" style:parent-style-name="Normal" style:family="paragraph">
      <style:paragraph-properties fo:border="0.0034in solid #E3E3E3" fo:padding="0in" style:shadow="none" fo:margin-bottom="0in" fo:line-height="100%" fo:margin-left="0.75in" fo:background-color="#FFFFFF">
        <style:tab-stops/>
        <style:background-fill draw:fill="solid" draw:fill-color="#FFFFFF"/>
      </style:paragraph-properties>
      <style:text-properties style:font-name="system-ui" style:font-name-asian="Times New Roman" style:font-name-complex="Times New Roman" fo:color="#0D0D0D" style:letter-kerning="false" style:language-asian="en" style:country-asian="IN"/>
    </style:style>
    <style:style style:name="P570" style:parent-style-name="Normal" style:family="paragraph">
      <style:paragraph-properties fo:border="0.0034in solid #E3E3E3" fo:padding="0in" style:shadow="none" fo:margin-bottom="0in" fo:line-height="100%" fo:margin-left="0.75in" fo:background-color="#FFFFFF">
        <style:tab-stops/>
        <style:background-fill draw:fill="solid" draw:fill-color="#FFFFFF"/>
      </style:paragraph-properties>
    </style:style>
    <style:style style:name="T571"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572"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573"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574"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575"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576"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577"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578"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579"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580"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581"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582"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583"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584"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P585" style:parent-style-name="Normal" style:family="paragraph">
      <style:paragraph-properties fo:border="0.0034in solid #E3E3E3" fo:padding="0in" style:shadow="none" fo:margin-bottom="0in" fo:line-height="100%" fo:margin-left="0.75in" fo:background-color="#FFFFFF">
        <style:tab-stops/>
        <style:background-fill draw:fill="solid" draw:fill-color="#FFFFFF"/>
      </style:paragraph-properties>
      <style:text-properties style:font-name="system-ui" style:font-name-asian="Times New Roman" style:font-name-complex="Times New Roman" fo:color="#0D0D0D" style:letter-kerning="false" style:language-asian="en" style:country-asian="IN"/>
    </style:style>
    <style:style style:name="P586" style:parent-style-name="Normal" style:family="paragraph">
      <style:paragraph-properties fo:border="0.0034in solid #E3E3E3" fo:padding="0in" style:shadow="none" fo:margin-bottom="0in" fo:line-height="100%" fo:margin-left="0.75in" fo:background-color="#FFFFFF">
        <style:tab-stops/>
        <style:background-fill draw:fill="solid" draw:fill-color="#FFFFFF"/>
      </style:paragraph-properties>
    </style:style>
    <style:style style:name="T587"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588"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589"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590"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591"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592"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593"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594"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595"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596"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597"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598"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599"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600"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601"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P602" style:parent-style-name="Normal" style:family="paragraph">
      <style:paragraph-properties fo:border="0.0034in solid #E3E3E3" fo:padding="0in" style:shadow="none" fo:margin-bottom="0in" fo:line-height="100%" fo:margin-left="0.75in" fo:background-color="#FFFFFF">
        <style:tab-stops/>
        <style:background-fill draw:fill="solid" draw:fill-color="#FFFFFF"/>
      </style:paragraph-properties>
      <style:text-properties style:font-name="system-ui" style:font-name-asian="Times New Roman" style:font-name-complex="Times New Roman" fo:color="#0D0D0D" style:letter-kerning="false" style:language-asian="en" style:country-asian="IN"/>
    </style:style>
    <style:style style:name="P603" style:parent-style-name="Normal" style:family="paragraph">
      <style:paragraph-properties fo:border="0.0034in solid #E3E3E3" fo:padding="0in" style:shadow="none" fo:margin-bottom="0in" fo:line-height="100%" fo:margin-left="0.75in" fo:background-color="#FFFFFF">
        <style:tab-stops/>
        <style:background-fill draw:fill="solid" draw:fill-color="#FFFFFF"/>
      </style:paragraph-properties>
    </style:style>
    <style:style style:name="T604"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605"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606"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607"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608"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609"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610"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611"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612"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613"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614"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615"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616"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617"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618"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619"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620"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P621" style:parent-style-name="Normal" style:list-style-name="LFO5" style:family="paragraph">
      <style:paragraph-properties fo:border="0.0034in solid #E3E3E3" fo:padding-top="0in" fo:padding-left="0.0694in" fo:padding-bottom="0in" fo:padding-right="0in" style:shadow="none" fo:margin-bottom="0in" fo:line-height="100%" fo:background-color="#FFFFFF">
        <style:background-fill draw:fill="solid" draw:fill-color="#FFFFFF"/>
      </style:paragraph-properties>
    </style:style>
    <style:style style:name="T622" style:parent-style-name="DefaultParagraphFont" style:family="text">
      <style:text-properties style:font-name="system-ui" style:font-name-asian="Times New Roman" style:font-name-complex="Times New Roman" fo:font-weight="bold" style:font-weight-asian="bold" style:font-weight-complex="bold" fo:color="#0D0D0D" style:letter-kerning="false" style:language-asian="en" style:country-asian="IN"/>
    </style:style>
    <style:style style:name="T623"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P624" style:parent-style-name="Normal" style:list-style-name="LFO5" style:family="paragraph">
      <style:paragraph-properties fo:border="0.0034in solid #E3E3E3" fo:padding-top="0in" fo:padding-left="0.0694in" fo:padding-bottom="0in" fo:padding-right="0in" style:shadow="none" fo:margin-bottom="0in" fo:line-height="100%" fo:background-color="#FFFFFF">
        <style:background-fill draw:fill="solid" draw:fill-color="#FFFFFF"/>
      </style:paragraph-properties>
      <style:text-properties style:font-name="system-ui" style:font-name-asian="Times New Roman" style:font-name-complex="Times New Roman" fo:color="#0D0D0D" style:letter-kerning="false" style:language-asian="en" style:country-asian="IN"/>
    </style:style>
    <style:style style:name="P625" style:parent-style-name="Normal" style:family="paragraph">
      <style:paragraph-properties fo:border="0.0034in solid #E3E3E3" fo:padding="0in" style:shadow="none" fo:margin-bottom="0in" fo:line-height="100%" fo:margin-left="0.75in" fo:background-color="#FFFFFF">
        <style:tab-stops/>
        <style:background-fill draw:fill="solid" draw:fill-color="#FFFFFF"/>
      </style:paragraph-properties>
    </style:style>
    <style:style style:name="T626"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627"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628"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629"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630"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631"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632"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633"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634"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635"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636"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637"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638"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P639" style:parent-style-name="Normal" style:family="paragraph">
      <style:paragraph-properties fo:border="0.0034in solid #E3E3E3" fo:padding="0in" style:shadow="none" fo:margin-bottom="0in" fo:line-height="100%" fo:margin-left="0.75in" fo:background-color="#FFFFFF">
        <style:tab-stops/>
        <style:background-fill draw:fill="solid" draw:fill-color="#FFFFFF"/>
      </style:paragraph-properties>
      <style:text-properties style:font-name="system-ui" style:font-name-asian="Times New Roman" style:font-name-complex="Times New Roman" fo:color="#0D0D0D" style:letter-kerning="false" style:language-asian="en" style:country-asian="IN"/>
    </style:style>
    <style:style style:name="P640" style:parent-style-name="Normal" style:family="paragraph">
      <style:paragraph-properties fo:border="0.0034in solid #E3E3E3" fo:padding="0in" style:shadow="none" fo:margin-bottom="0in" fo:line-height="100%" fo:margin-left="0.75in" fo:background-color="#FFFFFF">
        <style:tab-stops/>
        <style:background-fill draw:fill="solid" draw:fill-color="#FFFFFF"/>
      </style:paragraph-properties>
    </style:style>
    <style:style style:name="T641"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642"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643"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644"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645"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646"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647"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648"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649"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650"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651"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652"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653"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654"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P655" style:parent-style-name="Normal" style:family="paragraph">
      <style:paragraph-properties fo:border="0.0034in solid #E3E3E3" fo:padding="0in" style:shadow="none" fo:margin-bottom="0in" fo:line-height="100%" fo:margin-left="0.75in" fo:background-color="#FFFFFF">
        <style:tab-stops/>
        <style:background-fill draw:fill="solid" draw:fill-color="#FFFFFF"/>
      </style:paragraph-properties>
      <style:text-properties style:font-name="system-ui" style:font-name-asian="Times New Roman" style:font-name-complex="Times New Roman" fo:color="#0D0D0D" style:letter-kerning="false" style:language-asian="en" style:country-asian="IN"/>
    </style:style>
    <style:style style:name="P656" style:parent-style-name="Normal" style:family="paragraph">
      <style:paragraph-properties fo:border="0.0034in solid #E3E3E3" fo:padding="0in" style:shadow="none" fo:margin-bottom="0in" fo:line-height="100%" fo:margin-left="0.75in" fo:background-color="#FFFFFF">
        <style:tab-stops/>
        <style:background-fill draw:fill="solid" draw:fill-color="#FFFFFF"/>
      </style:paragraph-properties>
    </style:style>
    <style:style style:name="T657"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658"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659"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660"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661"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662"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663"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664"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665"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666"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667"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668"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669"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670"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671"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P672" style:parent-style-name="Normal" style:family="paragraph">
      <style:paragraph-properties fo:border="0.0034in solid #E3E3E3" fo:padding="0in" style:shadow="none" fo:margin-bottom="0in" fo:line-height="100%" fo:margin-left="0.75in" fo:background-color="#FFFFFF">
        <style:tab-stops/>
        <style:background-fill draw:fill="solid" draw:fill-color="#FFFFFF"/>
      </style:paragraph-properties>
      <style:text-properties style:font-name="system-ui" style:font-name-asian="Times New Roman" style:font-name-complex="Times New Roman" fo:color="#0D0D0D" style:letter-kerning="false" style:language-asian="en" style:country-asian="IN"/>
    </style:style>
    <style:style style:name="P673" style:parent-style-name="Normal" style:family="paragraph">
      <style:paragraph-properties fo:border="0.0034in solid #E3E3E3" fo:padding="0in" style:shadow="none" fo:margin-bottom="0in" fo:line-height="100%" fo:margin-left="0.75in" fo:background-color="#FFFFFF">
        <style:tab-stops/>
        <style:background-fill draw:fill="solid" draw:fill-color="#FFFFFF"/>
      </style:paragraph-properties>
    </style:style>
    <style:style style:name="T674"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675"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676"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677"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678"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679"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680"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681"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682"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683"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684"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685"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P686" style:parent-style-name="Normal" style:list-style-name="LFO5" style:family="paragraph">
      <style:paragraph-properties fo:border="0.0034in solid #E3E3E3" fo:padding-top="0in" fo:padding-left="0.0694in" fo:padding-bottom="0in" fo:padding-right="0in" style:shadow="none" fo:margin-bottom="0in" fo:line-height="100%" fo:background-color="#FFFFFF">
        <style:background-fill draw:fill="solid" draw:fill-color="#FFFFFF"/>
      </style:paragraph-properties>
    </style:style>
    <style:style style:name="T687" style:parent-style-name="DefaultParagraphFont" style:family="text">
      <style:text-properties style:font-name="system-ui" style:font-name-asian="Times New Roman" style:font-name-complex="Times New Roman" fo:font-weight="bold" style:font-weight-asian="bold" style:font-weight-complex="bold" fo:color="#0D0D0D" style:letter-kerning="false" style:language-asian="en" style:country-asian="IN"/>
    </style:style>
    <style:style style:name="T688"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P689" style:parent-style-name="Normal" style:family="paragraph">
      <style:paragraph-properties fo:border="0.0034in solid #E3E3E3" fo:padding-top="0in" fo:padding-left="0.0694in" fo:padding-bottom="0in" fo:padding-right="0in" style:shadow="none" fo:margin-bottom="0in" fo:line-height="100%" fo:margin-left="0.5in" fo:background-color="#FFFFFF">
        <style:tab-stops/>
        <style:background-fill draw:fill="solid" draw:fill-color="#FFFFFF"/>
      </style:paragraph-properties>
      <style:text-properties style:font-name="system-ui" style:font-name-asian="Times New Roman" style:font-name-complex="Times New Roman" fo:color="#0D0D0D" style:letter-kerning="false" style:language-asian="en" style:country-asian="IN"/>
    </style:style>
    <style:style style:name="P690" style:parent-style-name="Normal" style:family="paragraph">
      <style:paragraph-properties fo:border="0.0034in solid #E3E3E3" fo:padding="0in" style:shadow="none" fo:margin-bottom="0in" fo:line-height="100%" fo:margin-left="0.75in" fo:background-color="#FFFFFF">
        <style:tab-stops/>
        <style:background-fill draw:fill="solid" draw:fill-color="#FFFFFF"/>
      </style:paragraph-properties>
    </style:style>
    <style:style style:name="T691"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692"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693"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694"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695"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696"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697"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698"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699"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700"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701"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702"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P703" style:parent-style-name="Normal" style:family="paragraph">
      <style:paragraph-properties fo:border="0.0034in solid #E3E3E3" fo:padding="0in" style:shadow="none" fo:margin-bottom="0in" fo:line-height="100%" fo:margin-left="0.75in" fo:background-color="#FFFFFF">
        <style:tab-stops/>
        <style:background-fill draw:fill="solid" draw:fill-color="#FFFFFF"/>
      </style:paragraph-properties>
      <style:text-properties style:font-name="system-ui" style:font-name-asian="Times New Roman" style:font-name-complex="Times New Roman" fo:color="#0D0D0D" style:letter-kerning="false" style:language-asian="en" style:country-asian="IN"/>
    </style:style>
    <style:style style:name="P704" style:parent-style-name="Normal" style:family="paragraph">
      <style:paragraph-properties fo:border="0.0034in solid #E3E3E3" fo:padding="0in" style:shadow="none" fo:margin-bottom="0in" fo:line-height="100%" fo:margin-left="0.75in" fo:background-color="#FFFFFF">
        <style:tab-stops/>
        <style:background-fill draw:fill="solid" draw:fill-color="#FFFFFF"/>
      </style:paragraph-properties>
    </style:style>
    <style:style style:name="T705"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706"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707"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708"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709"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710"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711"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712"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713"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714"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715"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716"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717"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718"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P719" style:parent-style-name="Normal" style:family="paragraph">
      <style:paragraph-properties fo:border="0.0034in solid #E3E3E3" fo:padding="0in" style:shadow="none" fo:margin-bottom="0in" fo:line-height="100%" fo:margin-left="0.75in" fo:background-color="#FFFFFF">
        <style:tab-stops/>
        <style:background-fill draw:fill="solid" draw:fill-color="#FFFFFF"/>
      </style:paragraph-properties>
      <style:text-properties style:font-name="system-ui" style:font-name-asian="Times New Roman" style:font-name-complex="Times New Roman" fo:color="#0D0D0D" style:letter-kerning="false" style:language-asian="en" style:country-asian="IN"/>
    </style:style>
    <style:style style:name="P720" style:parent-style-name="Normal" style:family="paragraph">
      <style:paragraph-properties fo:border="0.0034in solid #E3E3E3" fo:padding="0in" style:shadow="none" fo:margin-bottom="0in" fo:line-height="100%" fo:margin-left="0.75in" fo:background-color="#FFFFFF">
        <style:tab-stops/>
        <style:background-fill draw:fill="solid" draw:fill-color="#FFFFFF"/>
      </style:paragraph-properties>
    </style:style>
    <style:style style:name="T721"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722"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723"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724"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725"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726"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727"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728"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729"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730"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731"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732"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733"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734"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735"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P736" style:parent-style-name="Normal" style:family="paragraph">
      <style:paragraph-properties fo:border="0.0034in solid #E3E3E3" fo:padding="0in" style:shadow="none" fo:margin-bottom="0in" fo:line-height="100%" fo:margin-left="0.75in" fo:background-color="#FFFFFF">
        <style:tab-stops/>
        <style:background-fill draw:fill="solid" draw:fill-color="#FFFFFF"/>
      </style:paragraph-properties>
      <style:text-properties style:font-name="system-ui" style:font-name-asian="Times New Roman" style:font-name-complex="Times New Roman" fo:color="#0D0D0D" style:letter-kerning="false" style:language-asian="en" style:country-asian="IN"/>
    </style:style>
    <style:style style:name="P737" style:parent-style-name="Normal" style:family="paragraph">
      <style:paragraph-properties fo:border="0.0034in solid #E3E3E3" fo:padding="0in" style:shadow="none" fo:margin-bottom="0in" fo:line-height="100%" fo:margin-left="0.75in" fo:background-color="#FFFFFF">
        <style:tab-stops/>
        <style:background-fill draw:fill="solid" draw:fill-color="#FFFFFF"/>
      </style:paragraph-properties>
    </style:style>
    <style:style style:name="T738"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739"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740"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741"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742"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743"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744"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745"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746"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747"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748"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749"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P750" style:parent-style-name="Normal" style:list-style-name="LFO5" style:family="paragraph">
      <style:paragraph-properties fo:border="0.0034in solid #E3E3E3" fo:padding-top="0in" fo:padding-left="0.0694in" fo:padding-bottom="0in" fo:padding-right="0in" style:shadow="none" fo:margin-bottom="0in" fo:line-height="100%" fo:background-color="#FFFFFF">
        <style:background-fill draw:fill="solid" draw:fill-color="#FFFFFF"/>
      </style:paragraph-properties>
    </style:style>
    <style:style style:name="T751" style:parent-style-name="DefaultParagraphFont" style:family="text">
      <style:text-properties style:font-name="system-ui" style:font-name-asian="Times New Roman" style:font-name-complex="Times New Roman" fo:font-weight="bold" style:font-weight-asian="bold" style:font-weight-complex="bold" fo:color="#0D0D0D" style:letter-kerning="false" style:language-asian="en" style:country-asian="IN"/>
    </style:style>
    <style:style style:name="T752"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P753" style:parent-style-name="Normal" style:family="paragraph">
      <style:paragraph-properties fo:border="0.0034in solid #E3E3E3" fo:padding-top="0in" fo:padding-left="0.0694in" fo:padding-bottom="0in" fo:padding-right="0in" style:shadow="none" fo:margin-bottom="0in" fo:line-height="100%" fo:margin-left="1.25in" fo:background-color="#FFFFFF">
        <style:tab-stops/>
        <style:background-fill draw:fill="solid" draw:fill-color="#FFFFFF"/>
      </style:paragraph-properties>
      <style:text-properties style:font-name="system-ui" style:font-name-asian="Times New Roman" style:font-name-complex="Times New Roman" fo:color="#0D0D0D" style:letter-kerning="false" style:language-asian="en" style:country-asian="IN"/>
    </style:style>
    <style:style style:name="P754" style:parent-style-name="Normal" style:family="paragraph">
      <style:paragraph-properties fo:border="0.0034in solid #E3E3E3" fo:padding="0in" style:shadow="none" fo:margin-bottom="0in" fo:line-height="100%" fo:margin-left="0.75in" fo:background-color="#FFFFFF">
        <style:tab-stops/>
        <style:background-fill draw:fill="solid" draw:fill-color="#FFFFFF"/>
      </style:paragraph-properties>
    </style:style>
    <style:style style:name="T755"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756"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757"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758"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759"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760"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761"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762"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763"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764"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765"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766"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767"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768"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769"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770"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771"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P772" style:parent-style-name="Normal" style:family="paragraph">
      <style:paragraph-properties fo:border="0.0034in solid #E3E3E3" fo:padding="0in" style:shadow="none" fo:margin-bottom="0in" fo:line-height="100%" fo:margin-left="0.75in" fo:background-color="#FFFFFF">
        <style:tab-stops/>
        <style:background-fill draw:fill="solid" draw:fill-color="#FFFFFF"/>
      </style:paragraph-properties>
      <style:text-properties style:font-name="system-ui" style:font-name-asian="Times New Roman" style:font-name-complex="Times New Roman" fo:color="#0D0D0D" style:letter-kerning="false" style:language-asian="en" style:country-asian="IN"/>
    </style:style>
    <style:style style:name="P773" style:parent-style-name="Normal" style:family="paragraph">
      <style:paragraph-properties fo:border="0.0034in solid #E3E3E3" fo:padding="0in" style:shadow="none" fo:margin-bottom="0in" fo:line-height="100%" fo:margin-left="0.75in" fo:background-color="#FFFFFF">
        <style:tab-stops/>
        <style:background-fill draw:fill="solid" draw:fill-color="#FFFFFF"/>
      </style:paragraph-properties>
    </style:style>
    <style:style style:name="T774"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775"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776"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777"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778"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779"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780"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781"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782"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783"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784"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785"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786"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787"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P788" style:parent-style-name="Normal" style:family="paragraph">
      <style:paragraph-properties fo:border="0.0034in solid #E3E3E3" fo:padding="0in" style:shadow="none" fo:margin-bottom="0in" fo:line-height="100%" fo:margin-left="0.75in" fo:background-color="#FFFFFF">
        <style:tab-stops/>
        <style:background-fill draw:fill="solid" draw:fill-color="#FFFFFF"/>
      </style:paragraph-properties>
      <style:text-properties style:font-name="system-ui" style:font-name-asian="Times New Roman" style:font-name-complex="Times New Roman" fo:color="#0D0D0D" style:letter-kerning="false" style:language-asian="en" style:country-asian="IN"/>
    </style:style>
    <style:style style:name="P789" style:parent-style-name="Normal" style:family="paragraph">
      <style:paragraph-properties fo:border="0.0034in solid #E3E3E3" fo:padding="0in" style:shadow="none" fo:margin-bottom="0in" fo:line-height="100%" fo:margin-left="0.75in" fo:background-color="#FFFFFF">
        <style:tab-stops/>
        <style:background-fill draw:fill="solid" draw:fill-color="#FFFFFF"/>
      </style:paragraph-properties>
    </style:style>
    <style:style style:name="T790"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791"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792"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793"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794"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795"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796"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797"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798"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799"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800"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801"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802"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803"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P804" style:parent-style-name="Normal" style:family="paragraph">
      <style:paragraph-properties fo:border="0.0034in solid #E3E3E3" fo:padding="0in" style:shadow="none" fo:margin-bottom="0in" fo:line-height="100%" fo:margin-left="0.75in" fo:background-color="#FFFFFF">
        <style:tab-stops/>
        <style:background-fill draw:fill="solid" draw:fill-color="#FFFFFF"/>
      </style:paragraph-properties>
      <style:text-properties style:font-name="system-ui" style:font-name-asian="Times New Roman" style:font-name-complex="Times New Roman" fo:color="#0D0D0D" style:letter-kerning="false" style:language-asian="en" style:country-asian="IN"/>
    </style:style>
    <style:style style:name="P805" style:parent-style-name="Normal" style:family="paragraph">
      <style:paragraph-properties fo:border="0.0034in solid #E3E3E3" fo:padding="0in" style:shadow="none" fo:margin-bottom="0in" fo:line-height="100%" fo:margin-left="0.75in" fo:background-color="#FFFFFF">
        <style:tab-stops/>
        <style:background-fill draw:fill="solid" draw:fill-color="#FFFFFF"/>
      </style:paragraph-properties>
    </style:style>
    <style:style style:name="T806" style:parent-style-name="DefaultParagraphFont" style:family="text">
      <style:text-properties style:font-name="system-ui" style:font-name-asian="Times New Roman" style:font-name-complex="Times New Roman" fo:color="#0D0D0D" style:letter-kerning="false" style:language-asian="en" style:country-asian="IN"/>
    </style:style>
    <style:style style:name="T807"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808"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809"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810"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811"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812"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813"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814" style:parent-style-name="DefaultParagraphFont" style:family="text">
      <style:text-properties style:font-name="Cambria Math" style:font-name-asian="Times New Roman" style:font-name-complex="Cambria Math" fo:color="#0D0D0D" style:letter-kerning="false" fo:font-size="14.5pt" style:font-size-asian="14.5pt" style:font-size-complex="14.5pt" style:language-asian="en" style:country-asian="IN"/>
    </style:style>
    <style:style style:name="T815"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816"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817"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818"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819"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820"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style:style style:name="T821" style:parent-style-name="DefaultParagraphFont" style:family="text">
      <style:text-properties style:font-name="KaTeX_Math" style:font-name-asian="Times New Roman" style:font-name-complex="Times New Roman" fo:font-style="italic" style:font-style-asian="italic" style:font-style-complex="italic" fo:color="#0D0D0D" style:letter-kerning="false" fo:font-size="14.5pt" style:font-size-asian="14.5pt" style:font-size-complex="14.5pt" style:language-asian="en" style:country-asian="IN"/>
    </style:style>
    <style:style style:name="T822" style:parent-style-name="DefaultParagraphFont" style:family="text">
      <style:text-properties style:font-name="Times New Roman" style:font-name-asian="Times New Roman" style:font-name-complex="Times New Roman" fo:color="#0D0D0D" style:letter-kerning="false" fo:font-size="14.5pt" style:font-size-asian="14.5pt" style:font-size-complex="14.5pt" style:language-asian="en" style:country-asian="IN"/>
    </style:style>
  </office:automatic-styles>
  <office:body>
    <office:text text:use-soft-page-breaks="true">
      <text:h text:style-name="P1" text:outline-level="2">What is Forward Reasoning?</text:h>
      <text:p text:style-name="P2"><text:span text:style-name="T3">Forward reasoning</text:span><text:span text:style-name="T4"> is a process in artificial intelligence that finds all the possible solutions of a problem based on the initial data and facts. Thus, the forward reasoning is a data-driven task as it begins with new data. The main objective of the forward reasoning in AI is to find a conclusion that would follow. It uses an opportunistic type of approach.</text:span></text:p>
      <text:p text:style-name="P5">Forward reasoning flows from incipient to the consequence. The inference engine searches the knowledge base with the given information depending on the constraints. The precedence of these constraints have to match the current state.</text:p>
      <text:p text:style-name="P6">In forward reasoning, the first step is that the system is given one or more constraints. The rules are then searched for in the knowledge base for every constraint. The rule that fulfils the condition is selected. Also, every rule can generate a new condition from the conclusion which is obtained from the invoked one. This new conditions can be added and are processed again.</text:p>
      <text:p text:style-name="P7">The step ends if no new conditions exist. Hence, we can conclude that forward reasoning follows the top-down approach.</text:p>
      <text:h text:style-name="P8" text:outline-level="2">What is Backward Reasoning?</text:h>
      <text:p text:style-name="P9"><text:span text:style-name="T10">Backward reasoning</text:span><text:span text:style-name="T11"> is the reverse process of the forward reasoning in which a goal or hypothesis is selected and it is analyzed to find the initial data, facts, and rules. Therefore, the backward reasoning is a goal driven task as it begins with conclusions or goals that are uncertain. The main objective of the backward reasoning is to find the facts that support the conclusions.</text:span></text:p>
      <text:p text:style-name="P12">Backward reasoning uses a conservative type of approach and flows from consequence to the incipient. The system helps to choose a goal state and reasons in a backward direction. The first step in the backward reasoning is that the goal state and rules are selected. Then, sub-goals are made from the selected rule, which need to be satisfied for the goal state to be true.</text:p>
      <text:p text:style-name="P13">The initial conditions are set such that they satisfy all the sub-goals. Also, the established states are matched to the initial state provided. If the condition is fulfilled, the goal is the solution, otherwise the goal is rejected. Therefore, backward reasoning follows bottom-up technique.</text:p>
      <text:p text:style-name="P14"><text:span text:style-name="T15">Backward reasoning is also known as a </text:span><text:span text:style-name="T16">decision-driven</text:span><text:span text:style-name="T17"> or </text:span><text:span text:style-name="T18">goal-driven </text:span><text:span text:style-name="T19">inference technique because the system selects a goal state and reasons in the backward direction.</text:span></text:p>
      <text:h text:style-name="P20" text:outline-level="2">Difference between Forward and Backward Reasoning in AI</text:h>
      <text:p text:style-name="P21">The following are the important differences between Forward and Backward Reasoning in AI −</text:p>
      <table:table table:style-name="Table22">
        <table:table-columns>
          <table:table-column table:style-name="TableColumn23"/>
          <table:table-column table:style-name="TableColumn24"/>
          <table:table-column table:style-name="TableColumn25"/>
        </table:table-columns>
        <table:table-row table:style-name="TableRow26">
          <table:table-cell table:style-name="TableCell27">
            <text:p text:style-name="P28">S.No.</text:p>
          </table:table-cell>
          <table:table-cell table:style-name="TableCell29">
            <text:p text:style-name="P30">Forward Reasoning</text:p>
          </table:table-cell>
          <table:table-cell table:style-name="TableCell31">
            <text:p text:style-name="P32">Backward Reasoning</text:p>
          </table:table-cell>
        </table:table-row>
        <table:table-row table:style-name="TableRow33">
          <table:table-cell table:style-name="TableCell34">
            <text:p text:style-name="P35">1.</text:p>
          </table:table-cell>
          <table:table-cell table:style-name="TableCell36">
            <text:p text:style-name="P37">It is a data-driven task.</text:p>
          </table:table-cell>
          <table:table-cell table:style-name="TableCell38">
            <text:p text:style-name="P39">It is a goal driven task.</text:p>
          </table:table-cell>
        </table:table-row>
        <table:table-row table:style-name="TableRow40">
          <table:table-cell table:style-name="TableCell41">
            <text:p text:style-name="P42">2.</text:p>
          </table:table-cell>
          <table:table-cell table:style-name="TableCell43">
            <text:p text:style-name="P44">It begins with new data.</text:p>
          </table:table-cell>
          <table:table-cell table:style-name="TableCell45">
            <text:p text:style-name="P46">It begins with conclusions that are uncertain.</text:p>
          </table:table-cell>
        </table:table-row>
        <table:table-row table:style-name="TableRow47">
          <table:table-cell table:style-name="TableCell48">
            <text:p text:style-name="P49">3.</text:p>
          </table:table-cell>
          <table:table-cell table:style-name="TableCell50">
            <text:p text:style-name="P51">The objective is to find a conclusion that would follow.</text:p>
          </table:table-cell>
          <table:table-cell table:style-name="TableCell52">
            <text:p text:style-name="P53">The objective is to find the facts that support the conclusions.</text:p>
          </table:table-cell>
        </table:table-row>
        <table:table-row table:style-name="TableRow54">
          <table:table-cell table:style-name="TableCell55">
            <text:p text:style-name="P56">4.</text:p>
          </table:table-cell>
          <table:table-cell table:style-name="TableCell57">
            <text:p text:style-name="P58">It uses an opportunistic type of approach.</text:p>
          </table:table-cell>
          <table:table-cell table:style-name="TableCell59">
            <text:p text:style-name="P60">It uses a conservative type of approach.</text:p>
          </table:table-cell>
        </table:table-row>
        <table:table-row table:style-name="TableRow61">
          <table:table-cell table:style-name="TableCell62">
            <text:p text:style-name="P63">5.</text:p>
          </table:table-cell>
          <table:table-cell table:style-name="TableCell64">
            <text:p text:style-name="P65">It flows from incipient to the consequence.</text:p>
          </table:table-cell>
          <table:table-cell table:style-name="TableCell66">
            <text:p text:style-name="P67">It flows from consequence to the incipient.</text:p>
          </table:table-cell>
        </table:table-row>
        <table:table-row table:style-name="TableRow68">
          <table:table-cell table:style-name="TableCell69">
            <text:p text:style-name="P70">6.</text:p>
          </table:table-cell>
          <table:table-cell table:style-name="TableCell71">
            <text:p text:style-name="P72">Forward reasoning begins with the initial facts.</text:p>
          </table:table-cell>
          <table:table-cell table:style-name="TableCell73">
            <text:p text:style-name="P74">Backward reasoning begins with some goal (hypothesis).</text:p>
          </table:table-cell>
        </table:table-row>
        <table:table-row table:style-name="TableRow75">
          <table:table-cell table:style-name="TableCell76">
            <text:p text:style-name="P77">7.</text:p>
          </table:table-cell>
          <table:table-cell table:style-name="TableCell78">
            <text:p text:style-name="P79">Forward reasoning tests all the rules.</text:p>
          </table:table-cell>
          <table:table-cell table:style-name="TableCell80">
            <text:p text:style-name="P81">Backward reasons tests some rules.</text:p>
          </table:table-cell>
        </table:table-row>
        <table:table-row table:style-name="TableRow82">
          <table:table-cell table:style-name="TableCell83">
            <text:p text:style-name="P84">8.</text:p>
          </table:table-cell>
          <table:table-cell table:style-name="TableCell85">
            <text:p text:style-name="P86">Forward reasoning is a bottom-up approach.</text:p>
          </table:table-cell>
          <table:table-cell table:style-name="TableCell87">
            <text:p text:style-name="P88">Backward reasoning is a top-down approach.</text:p>
          </table:table-cell>
        </table:table-row>
        <table:table-row table:style-name="TableRow89">
          <table:table-cell table:style-name="TableCell90">
            <text:p text:style-name="P91">9.</text:p>
          </table:table-cell>
          <table:table-cell table:style-name="TableCell92">
            <text:p text:style-name="P93">Forward reasoning can produce an infinite number of conclusion.</text:p>
          </table:table-cell>
          <table:table-cell table:style-name="TableCell94">
            <text:p text:style-name="P95">Backward reasoning produces a finite number of conclusions.</text:p>
          </table:table-cell>
        </table:table-row>
        <table:table-row table:style-name="TableRow96">
          <table:table-cell table:style-name="TableCell97">
            <text:p text:style-name="P98">10.</text:p>
          </table:table-cell>
          <table:table-cell table:style-name="TableCell99">
            <text:p text:style-name="P100">In the forward reasoning, all the data is available.</text:p>
          </table:table-cell>
          <table:table-cell table:style-name="TableCell101">
            <text:p text:style-name="P102">In the backward reasoning, the data is acquired on demand.</text:p>
          </table:table-cell>
        </table:table-row>
        <table:table-row table:style-name="TableRow103">
          <table:table-cell table:style-name="TableCell104">
            <text:p text:style-name="P105">11.</text:p>
          </table:table-cell>
          <table:table-cell table:style-name="TableCell106">
            <text:p text:style-name="P107">Forward reasoning has a small number of initial states but a large number of conclusions.</text:p>
          </table:table-cell>
          <table:table-cell table:style-name="TableCell108">
            <text:p text:style-name="P109">Backward reasoning has a smaller number of goals and a larger number of rules.</text:p>
          </table:table-cell>
        </table:table-row>
        <table:table-row table:style-name="TableRow110">
          <table:table-cell table:style-name="TableCell111">
            <text:p text:style-name="P112">12.</text:p>
          </table:table-cell>
          <table:table-cell table:style-name="TableCell113">
            <text:p text:style-name="P114">In forward reasoning, the goal formation is difficult.</text:p>
          </table:table-cell>
          <table:table-cell table:style-name="TableCell115">
            <text:p text:style-name="P116">In backward reasoning, it is easy to form a goal.</text:p>
          </table:table-cell>
        </table:table-row>
        <table:table-row table:style-name="TableRow117">
          <table:table-cell table:style-name="TableCell118">
            <text:p text:style-name="P119">13.</text:p>
          </table:table-cell>
          <table:table-cell table:style-name="TableCell120">
            <text:p text:style-name="P121">Forward reasoning works in forward direction to find all the possible conclusions from facts.</text:p>
          </table:table-cell>
          <table:table-cell table:style-name="TableCell122">
            <text:p text:style-name="P123">Backward reasoning work in backward direction to find the facts that justify the goal.</text:p>
          </table:table-cell>
        </table:table-row>
        <table:table-row table:style-name="TableRow124">
          <table:table-cell table:style-name="TableCell125">
            <text:p text:style-name="P126">14.</text:p>
          </table:table-cell>
          <table:table-cell table:style-name="TableCell127">
            <text:p text:style-name="P128">Forward reason is suitable to answer the problems such as planning, control, monitoring, etc.</text:p>
          </table:table-cell>
          <table:table-cell table:style-name="TableCell129">
            <text:p text:style-name="P130">Backward reasoning is suitable for diagnosis like problems.</text:p>
          </table:table-cell>
        </table:table-row>
      </table:table>
      <text:p text:style-name="Normal"/>
      <text:p text:style-name="Normal"/>
      <text:p text:style-name="P131">Conversion to clausal form</text:p>
      <text:p text:style-name="Normal">S1: All employees earning INR 500K or more per year pay taxes.</text:p>
      <text:p text:style-name="Normal"/>
      <text:p text:style-name="Normal">S2: Some employees are sick today.</text:p>
      <text:p text:style-name="Normal"/>
      <text:p text:style-name="Normal">S3: No employee earns more than the president.</text:p>
      <text:p text:style-name="Normal"/>
      <text:p text:style-name="Normal">E(x): x is an employee;<text:s/></text:p>
      <text:p text:style-name="Normal">P(x): x pays taxes;</text:p>
      <text:p text:style-name="Normal">GE(p,q): p is greater than or equal to q;</text:p>
      <text:p text:style-name="Normal">I(x): income of x;</text:p>
      <text:p text:style-name="Normal">S(x): x is sick;</text:p>
      <text:p text:style-name="Normal">R(x): x is president.</text:p>
      <text:p text:style-name="Normal"/>
      <text:p text:style-name="Normal">S1: <text:s/>Vx ((E(x) &amp; GE(I(x), 500k))--&gt;P(x))</text:p>
      <text:p text:style-name="Normal"/>
      <text:p text:style-name="Normal">S2: Ex (E(x) --&gt; S(x))</text:p>
      <text:p text:style-name="Normal"/>
      <text:p text:style-name="Normal">S3: Vxy((E(x) &amp; R(y))--&gt; ~GE(I(x), I(y)))</text:p>
      <text:p text:style-name="Normal"/>
      <text:p text:style-name="Normal">Conversion to clausal form:-</text:p>
      <text:p text:style-name="Normal"/>
      <text:p text:style-name="Normal">Clause is the disjunction of literals.</text:p>
      <text:p text:style-name="Normal">Ground clause is one where there is no literal/variable.<text:s/></text:p>
      <text:p text:style-name="Normal">Horn clause is one where there exist at most one positive literal/ variable.</text:p>
      <text:p text:style-name="Normal"/>
      <text:p text:style-name="Normal">How to convert to clausal form:</text:p>
      <text:p text:style-name="Normal"/>
      <text:p text:style-name="Normal">Steps-1: Eliminate all implications(--&gt;) and bi-implications(&lt;--&gt;),</text:p>
      <text:p text:style-name="Normal">step-2: Move all the negations such that they will immediately preceed an atom,</text:p>
      <text:p text:style-name="Normal"><text:tab/>~(~(p): p OR <text:s/>~Vx(G(x)) :Ex(~G(x)) ...</text:p>
      <text:p text:style-name="Normal">step-3: Rename variables so that all the quantifiers address to distinct variables,</text:p>
      <text:p text:style-name="Normal">step-4:Skolemize by replacing all the exsitially quantified variables with skolem functions,</text:p>
      <text:p text:style-name="Normal"><text:tab/></text:p>
      <text:p text:style-name="Normal">Eu Vv Vx Ey P(f(u), v, x, y) --&gt; Q(u, v, y)</text:p>
      <text:p text:style-name="Normal"/>
      <text:p text:style-name="Normal">(i) If the leftmost quantifier is existential quantifier then remove this symbol and replace all</text:p>
      <text:p text:style-name="Normal"><text:tab/>the variables addressed by this quantifier with distinct constants,</text:p>
      <text:p text:style-name="Normal"><text:tab/>Vv Vx Ey P(f(a), v, x, y) --&gt; Q(a, v, y)</text:p>
      <text:p text:style-name="Normal">(ii) If an existential quantifier is being preceded by one or more universal quantifiers then"</text:p>
      <text:p text:style-name="Normal"><text:tab/>replace all occurences of this existentialquantifier with a function of the variables those</text:p>
      <text:p text:style-name="Normal"><text:tab/>are addressed by this existential quantifier.</text:p>
      <text:p text:style-name="Normal"><text:tab/>Vv Vx Ey P(f(a), v, x, y) --&gt; Q(a, v, y)</text:p>
      <text:p text:style-name="Normal"><text:tab/>Ey is preceded by two universal quantifiers (Vv, Vx)</text:p>
      <text:p text:style-name="Normal"><text:tab/>so, we need to remove Ey and reaplce its occurences anywhere with a function of v and x.</text:p>
      <text:p text:style-name="Normal"><text:tab/>Vv Vx P(f(a), v, x, g(v, x)) --&gt; Q(a, v, g(v, x))....skolemized.</text:p>
      <text:p text:style-name="Normal"><text:tab/>y to be replaced by a function of v and x. say, g(v, x)</text:p>
      <text:p text:style-name="Normal">Step-5: Move all universal quantifiers to the leftmost, keep the expression into CNF (conjuctive normal form)</text:p>
      <text:p text:style-name="Normal">Step-6: Remove all universal quantifiers and the conjuctions, present all the unthreaded expressions</text:p>
      <text:p text:style-name="Normal"><text:tab/>as the reslting clauses.</text:p>
      <text:p text:style-name="Normal"/>
      <text:p text:style-name="Normal">Convert this to clausal form:</text:p>
      <text:p text:style-name="Normal">Ex Vy (Vz P(f(x), y, z) --&gt; (Eu Q(x, u) &amp; Ev R(y, v)))</text:p>
      <text:p text:style-name="Normal"/>
      <text:p text:style-name="Normal">Step-1: Ex Vy (~(Vz) P(f(x), y, z) V (Eu Q(x, u) &amp; Ev R(y, v)))</text:p>
      <text:p text:style-name="Normal"/>
      <text:p text:style-name="Normal">Step-2: Ex Vy ((Ez ~P(f(x), y, z) V (Eu Q(x, u) &amp; Ev R(y, v)))</text:p>
      <text:p text:style-name="Normal"/>
      <text:p text:style-name="Normal">Step-3: Ex Vy ((Ez ~P(f(x), y, z) V (Eu Q(x, u) &amp; Ev R(y, v)))</text:p>
      <text:p text:style-name="Normal"/>
      <text:p text:style-name="Normal">Step-4: Vy ((~P(f(a), y, g(y)) V ( Q(a, H(y)) &amp; R(y, R(y))))</text:p>
      <text:p text:style-name="Normal"/>
      <text:p text:style-name="Normal">Step-5: Vy ((~P(f(a), y, g(y)) V ( Q(a, H(y)) &amp; (~P(f(a), y, g(y))V R(y, R(y))))</text:p>
      <text:p text:style-name="Normal"/>
      <text:p text:style-name="Normal">Resultant clauses are:</text:p>
      <text:p text:style-name="Normal"/>
      <text:p text:style-name="Normal">Clause-1: ~P(f(a), y, g(y)) V ( Q(a, H(y))</text:p>
      <text:p text:style-name="Normal">Clause-2: ~P(f(a), y, g(y))V R(y, R(y))</text:p>
      <text:p text:style-name="Normal"/>
      <text:p text:style-name="Normal"/>
      <text:p text:style-name="P132"><text:s/>Skolemization<text:s/></text:p>
      <text:list text:style-name="LFO1" text:continue-numbering="true">
        <text:list-item>
          <text:p text:style-name="P133"><text:span text:style-name="T134">Identify Existential Quantifiers:</text:span><text:span text:style-name="T135"><text:s/>Look for existential quantifiers (</text:span><text:span text:style-name="T136">∃</text:span><text:span text:style-name="T137">) in the formula.</text:span></text:p>
        </text:list-item>
        <text:list-item>
          <text:p text:style-name="P138"><text:span text:style-name="T139">Introduce Skolem Functions:</text:span><text:span text:style-name="T140"><text:s/>For each existential quantifier (</text:span><text:span text:style-name="T141">∃</text:span><text:span text:style-name="T142">x), introduce a new Skolem function<text:s/></text:span><text:span text:style-name="T143">𝑓</text:span><text:span text:style-name="T144">(</text:span><text:span text:style-name="T145">𝑥</text:span><text:span text:style-name="T146">)</text:span><text:span text:style-name="T147">f</text:span><text:span text:style-name="T148">(</text:span><text:span text:style-name="T149">x</text:span><text:span text:style-name="T150">)</text:span><text:span text:style-name="T151">, where<text:s/></text:span><text:span text:style-name="T152">𝑥</text:span><text:span text:style-name="T153">x</text:span><text:span text:style-name="T154"><text:s/>represents the variables bound by the existential quantifier. This Skolem function takes the same arguments as the existential quantifier.</text:span></text:p>
        </text:list-item>
        <text:list-item>
          <text:p text:style-name="P155"><text:span text:style-name="T156">Replace Existential Quantifiers:</text:span><text:span text:style-name="T157"><text:s/>Replace the existential quantifiers (</text:span><text:span text:style-name="T158">∃</text:span><text:span text:style-name="T159">x) with the Skolem functions<text:s/></text:span><text:span text:style-name="T160">𝑓</text:span><text:span text:style-name="T161">(</text:span><text:span text:style-name="T162">𝑥</text:span><text:span text:style-name="T163">)</text:span><text:span text:style-name="T164">f</text:span><text:span text:style-name="T165">(</text:span><text:span text:style-name="T166">x</text:span><text:span text:style-name="T167">)</text:span><text:span text:style-name="T168"><text:s/>introduced in the previous step. This effectively eliminates the existential quantifiers from the formula.</text:span></text:p>
        </text:list-item>
        <text:list-item>
          <text:p text:style-name="P169"><text:span text:style-name="T170">Rename Variables:</text:span><text:span text:style-name="T171"><text:s/>If necessary, rename variables to ensure that there are no variable name clashes.</text:span></text:p>
        </text:list-item>
        <text:list-item>
          <text:p text:style-name="P172"><text:span text:style-name="T173">Repeat for Nested Quantifiers:</text:span><text:span text:style-name="T174"><text:s/>If there are nested quantifiers, apply Skolemization recursively, starting from the innermost quantifiers and working outward.</text:span></text:p>
        </text:list-item>
      </text:list>
      <text:p text:style-name="P175">Skolemization is useful in automated theorem proving, resolution-based inference, and other AI applications that involve reasoning with first-order logic. It simplifies logical formulas and makes them more amenable to automated reasoning algorithms.</text:p>
      <text:p text:style-name="P176">Examples of Skolemization:</text:p>
      <text:list text:style-name="LFO2" text:continue-numbering="true">
        <text:list-item>
          <text:p text:style-name="P177"><text:span text:style-name="T178">Example 1: Existential Quantifier Elimination</text:span></text:p>
        </text:list-item>
      </text:list>
      <text:p text:style-name="P179">Consider the formula:</text:p>
      <text:p text:style-name="P180"><text:span text:style-name="T181">∃</text:span><text:span text:style-name="T182">y</text:span><text:span text:style-name="T183">∀</text:span><text:span text:style-name="T184">x</text:span><text:span text:style-name="T185">(</text:span><text:span text:style-name="T186">P</text:span><text:span text:style-name="T187">(</text:span><text:span text:style-name="T188">x</text:span><text:span text:style-name="T189">,</text:span><text:span text:style-name="T190">y</text:span><text:span text:style-name="T191">)→</text:span><text:span text:style-name="T192">Q</text:span><text:span text:style-name="T193">(</text:span><text:span text:style-name="T194">x</text:span><text:span text:style-name="T195">))</text:span></text:p>
      <text:p text:style-name="P196"><text:span text:style-name="T197">To Skolemize this formula, we introduce a Skolem function<text:s/></text:span><text:span text:style-name="T198">𝑓</text:span><text:span text:style-name="T199">(</text:span><text:span text:style-name="T200">𝑦</text:span><text:span text:style-name="T201">)</text:span><text:span text:style-name="T202">f</text:span><text:span text:style-name="T203">(</text:span><text:span text:style-name="T204">y</text:span><text:span text:style-name="T205">)</text:span><text:span text:style-name="T206"><text:s/>for the existential quantifier<text:s/></text:span><text:span text:style-name="T207">∃𝑦</text:span><text:span text:style-name="T208">∃</text:span><text:span text:style-name="T209">y</text:span><text:span text:style-name="T210">. Then, we replace the existential quantifier with the Skolem function:</text:span></text:p>
      <text:p text:style-name="P211"><text:span text:style-name="T212">∀</text:span><text:span text:style-name="T213">x</text:span><text:span text:style-name="T214">(</text:span><text:span text:style-name="T215">P</text:span><text:span text:style-name="T216">(</text:span><text:span text:style-name="T217">x</text:span><text:span text:style-name="T218">,</text:span><text:span text:style-name="T219">f</text:span><text:span text:style-name="T220">(</text:span><text:span text:style-name="T221">y</text:span><text:span text:style-name="T222">))→</text:span><text:span text:style-name="T223">Q</text:span><text:span text:style-name="T224">(</text:span><text:span text:style-name="T225">x</text:span><text:span text:style-name="T226">))</text:span></text:p>
      <text:p text:style-name="P227"><text:span text:style-name="T228">Here,<text:s/></text:span><text:span text:style-name="T229">𝑓</text:span><text:span text:style-name="T230">(</text:span><text:span text:style-name="T231">𝑦</text:span><text:span text:style-name="T232">)</text:span><text:span text:style-name="T233">f</text:span><text:span text:style-name="T234">(</text:span><text:span text:style-name="T235">y</text:span><text:span text:style-name="T236">)</text:span><text:span text:style-name="T237"><text:s/>represents a function that "chooses" a specific value for<text:s/></text:span><text:span text:style-name="T238">𝑦</text:span><text:span text:style-name="T239">y</text:span><text:span text:style-name="T240"><text:s/>for each<text:s/></text:span><text:span text:style-name="T241">𝑥</text:span><text:span text:style-name="T242">x</text:span><text:span text:style-name="T243">, effectively eliminating the existential quantifier.</text:span></text:p>
      <text:list text:style-name="LFO3" text:continue-numbering="true">
        <text:list-item>
          <text:p text:style-name="P244"><text:span text:style-name="T245">Example 2: Nested Quantifiers</text:span></text:p>
        </text:list-item>
      </text:list>
      <text:p text:style-name="P246">Consider the formula:</text:p>
      <text:p text:style-name="P247"><text:span text:style-name="T248">∃</text:span><text:span text:style-name="T249">x</text:span><text:span text:style-name="T250">∀</text:span><text:span text:style-name="T251">y</text:span><text:span text:style-name="T252">(</text:span><text:span text:style-name="T253">P</text:span><text:span text:style-name="T254">(</text:span><text:span text:style-name="T255">x</text:span><text:span text:style-name="T256">,</text:span><text:span text:style-name="T257">y</text:span><text:span text:style-name="T258">)</text:span><text:span text:style-name="T259">∧∃</text:span><text:span text:style-name="T260">zQ</text:span><text:span text:style-name="T261">(</text:span><text:span text:style-name="T262">y</text:span><text:span text:style-name="T263">,</text:span><text:span text:style-name="T264">z</text:span><text:span text:style-name="T265">))</text:span></text:p>
      <text:p text:style-name="P266"><text:span text:style-name="T267">To Skolemize this formula, we introduce a Skolem function<text:s/></text:span><text:span text:style-name="T268">𝑔</text:span><text:span text:style-name="T269">(</text:span><text:span text:style-name="T270">𝑦</text:span><text:span text:style-name="T271">)</text:span><text:span text:style-name="T272">g</text:span><text:span text:style-name="T273">(</text:span><text:span text:style-name="T274">y</text:span><text:span text:style-name="T275">)</text:span><text:span text:style-name="T276"><text:s/>for the existential quantifier<text:s/></text:span><text:span text:style-name="T277">∃𝑧</text:span><text:span text:style-name="T278">∃</text:span><text:span text:style-name="T279">z</text:span><text:span text:style-name="T280">. Then, we replace both existential quantifiers with the Skolem function:</text:span></text:p>
      <text:p text:style-name="P281"><text:span text:style-name="T282">∀</text:span><text:span text:style-name="T283">y</text:span><text:span text:style-name="T284">(</text:span><text:span text:style-name="T285">P</text:span><text:span text:style-name="T286">(</text:span><text:span text:style-name="T287">a</text:span><text:span text:style-name="T288">,</text:span><text:span text:style-name="T289">y</text:span><text:span text:style-name="T290">)</text:span><text:span text:style-name="T291">∧</text:span><text:span text:style-name="T292">Q</text:span><text:span text:style-name="T293">(</text:span><text:span text:style-name="T294">y</text:span><text:span text:style-name="T295">,</text:span><text:span text:style-name="T296">g</text:span><text:span text:style-name="T297">(</text:span><text:span text:style-name="T298">y</text:span><text:span text:style-name="T299">)))</text:span></text:p>
      <text:p text:style-name="P300"><text:span text:style-name="T301">Here,<text:s/></text:span><text:span text:style-name="T302">𝑔</text:span><text:span text:style-name="T303">(</text:span><text:span text:style-name="T304">𝑦</text:span><text:span text:style-name="T305">)</text:span><text:span text:style-name="T306">g</text:span><text:span text:style-name="T307">(</text:span><text:span text:style-name="T308">y</text:span><text:span text:style-name="T309">)</text:span><text:span text:style-name="T310"><text:s/>represents a function that "chooses" a specific value for<text:s/></text:span><text:span text:style-name="T311">𝑧</text:span><text:span text:style-name="T312">z</text:span><text:span text:style-name="T313"><text:s/>for each<text:s/></text:span><text:span text:style-name="T314">𝑦</text:span><text:span text:style-name="T315">y</text:span><text:span text:style-name="T316">, and<text:s/></text:span><text:span text:style-name="T317">𝑎</text:span><text:span text:style-name="T318">a</text:span><text:span text:style-name="T319"><text:s/>represents a constant chosen for<text:s/></text:span><text:span text:style-name="T320">𝑥</text:span><text:span text:style-name="T321">x</text:span><text:span text:style-name="T322">, effectively eliminating both existential quantifiers.</text:span></text:p>
      <text:p text:style-name="P323"/>
      <text:p text:style-name="P324"/>
      <text:p text:style-name="P325">Examples of English sentences and their corresponding representations in predicate logic:</text:p>
      <text:p text:style-name="P326"/>
      <text:list text:style-name="LFO4" text:continue-numbering="true">
        <text:list-item>
          <text:p text:style-name="P327"><text:span text:style-name="T328">English Sentence:</text:span><text:span text:style-name="T329"><text:s/>"All humans are mortal."</text:span></text:p>
          <text:list text:continue-numbering="true">
            <text:list-item>
              <text:p text:style-name="P330"><text:span text:style-name="T331">Predicate Logic Representation:</text:span><text:span text:style-name="T332"><text:s/></text:span><text:span text:style-name="T333">∀</text:span><text:span text:style-name="T334">x</text:span><text:span text:style-name="T335">(</text:span><text:span text:style-name="T336">Human</text:span><text:span text:style-name="T337">(</text:span><text:span text:style-name="T338">x</text:span><text:span text:style-name="T339">)→</text:span><text:span text:style-name="T340">Mortal</text:span><text:span text:style-name="T341">(</text:span><text:span text:style-name="T342">x</text:span><text:span text:style-name="T343">))</text:span></text:p>
            </text:list-item>
            <text:list-item>
              <text:p text:style-name="P344"><text:span text:style-name="T345">Here,<text:s/></text:span><text:span text:style-name="T346">𝐻𝑢𝑚𝑎𝑛</text:span><text:span text:style-name="T347">(</text:span><text:span text:style-name="T348">𝑥</text:span><text:span text:style-name="T349">)</text:span><text:span text:style-name="T350">Human</text:span><text:span text:style-name="T351">(</text:span><text:span text:style-name="T352">x</text:span><text:span text:style-name="T353">)</text:span><text:span text:style-name="T354"><text:s/>represents "x is human" and<text:s/></text:span><text:span text:style-name="T355">𝑀𝑜𝑟𝑡𝑎𝑙</text:span><text:span text:style-name="T356">(</text:span><text:span text:style-name="T357">𝑥</text:span><text:span text:style-name="T358">)</text:span><text:span text:style-name="T359">Mortal</text:span><text:span text:style-name="T360">(</text:span><text:span text:style-name="T361">x</text:span><text:span text:style-name="T362">)</text:span><text:span text:style-name="T363"><text:s/>represents "x is mortal".</text:span></text:p>
            </text:list-item>
          </text:list>
        </text:list-item>
        <text:list-item>
          <text:p text:style-name="P364"><text:span text:style-name="T365">English Sentence:</text:span><text:span text:style-name="T366"><text:s/>"Some students study computer science."</text:span></text:p>
          <text:list text:continue-numbering="true">
            <text:list-item>
              <text:p text:style-name="P367"><text:span text:style-name="T368">Predicate Logic Representation:</text:span><text:span text:style-name="T369"><text:s/></text:span><text:span text:style-name="T370">∃</text:span><text:span text:style-name="T371">x</text:span><text:span text:style-name="T372">(</text:span><text:span text:style-name="T373">Student</text:span><text:span text:style-name="T374">(</text:span><text:span text:style-name="T375">x</text:span><text:span text:style-name="T376">)</text:span><text:span text:style-name="T377">∧</text:span><text:span text:style-name="T378">Study</text:span><text:span text:style-name="T379">(</text:span><text:span text:style-name="T380">x</text:span><text:span text:style-name="T381">,"computer science"))</text:span></text:p>
            </text:list-item>
            <text:list-item>
              <text:p text:style-name="P382"><text:span text:style-name="T383">Here,<text:s/></text:span><text:span text:style-name="T384">Student</text:span><text:span text:style-name="T385">(</text:span><text:span text:style-name="T386">x</text:span><text:span text:style-name="T387">)</text:span><text:span text:style-name="T388"><text:s/>represents "x is a student" and<text:s/></text:span><text:span text:style-name="T389">𝑆𝑡𝑢𝑑𝑦</text:span><text:span text:style-name="T390">(</text:span><text:span text:style-name="T391">𝑥</text:span><text:span text:style-name="T392">,"computer science")</text:span><text:span text:style-name="T393">Study</text:span><text:span text:style-name="T394">(</text:span><text:span text:style-name="T395">x</text:span><text:span text:style-name="T396">,"computer science")</text:span><text:span text:style-name="T397"><text:s/>represents "x studies computer science".</text:span></text:p>
            </text:list-item>
          </text:list>
        </text:list-item>
        <text:list-item>
          <text:p text:style-name="P398"><text:span text:style-name="T399">English Sentence:</text:span><text:span text:style-name="T400"><text:s/>"Every cat has fur."</text:span></text:p>
          <text:list text:continue-numbering="true">
            <text:list-item>
              <text:p text:style-name="P401"><text:span text:style-name="T402">Predicate Logic Representation:</text:span><text:span text:style-name="T403"><text:s/></text:span><text:span text:style-name="T404">∀</text:span><text:span text:style-name="T405">x</text:span><text:span text:style-name="T406">(</text:span><text:span text:style-name="T407">Cat</text:span><text:span text:style-name="T408">(</text:span><text:span text:style-name="T409">x</text:span><text:span text:style-name="T410">)→</text:span><text:span text:style-name="T411">HasFur</text:span><text:span text:style-name="T412">(</text:span><text:span text:style-name="T413">x</text:span><text:span text:style-name="T414">))</text:span></text:p>
            </text:list-item>
            <text:list-item>
              <text:p text:style-name="P415"><text:span text:style-name="T416">Here,<text:s/></text:span><text:span text:style-name="T417">𝐶𝑎𝑡</text:span><text:span text:style-name="T418">(</text:span><text:span text:style-name="T419">𝑥</text:span><text:span text:style-name="T420">)</text:span><text:span text:style-name="T421">Cat</text:span><text:span text:style-name="T422">(</text:span><text:span text:style-name="T423">x</text:span><text:span text:style-name="T424">)</text:span><text:span text:style-name="T425"><text:s/>represents "x is a cat" and<text:s/></text:span><text:span text:style-name="T426">𝐻𝑎𝑠𝐹𝑢𝑟</text:span><text:span text:style-name="T427">(</text:span><text:span text:style-name="T428">𝑥</text:span><text:span text:style-name="T429">)</text:span><text:span text:style-name="T430">HasFur</text:span><text:span text:style-name="T431">(</text:span><text:span text:style-name="T432">x</text:span><text:span text:style-name="T433">)</text:span><text:span text:style-name="T434"><text:s/>represents "x has fur".</text:span></text:p>
            </text:list-item>
          </text:list>
        </text:list-item>
        <text:list-item>
          <text:p text:style-name="P435"><text:span text:style-name="T436">English Sentence:</text:span><text:span text:style-name="T437"><text:s/>"No bird can swim underwater."</text:span></text:p>
          <text:list text:continue-numbering="true">
            <text:list-item>
              <text:p text:style-name="P438"><text:span text:style-name="T439">Predicate Logic Representation:</text:span><text:span text:style-name="T440"><text:s/></text:span><text:span text:style-name="T441">∀</text:span><text:span text:style-name="T442">x</text:span><text:span text:style-name="T443">(¬</text:span><text:span text:style-name="T444">Bird</text:span><text:span text:style-name="T445">(</text:span><text:span text:style-name="T446">x</text:span><text:span text:style-name="T447">)</text:span><text:span text:style-name="T448">∨</text:span><text:span text:style-name="T449">¬</text:span><text:span text:style-name="T450">SwimUnderwater</text:span><text:span text:style-name="T451">(</text:span><text:span text:style-name="T452">x</text:span><text:span text:style-name="T453">))</text:span></text:p>
            </text:list-item>
            <text:list-item>
              <text:p text:style-name="P454"><text:span text:style-name="T455">Here,<text:s/></text:span><text:span text:style-name="T456">𝐵𝑖𝑟𝑑</text:span><text:span text:style-name="T457">(</text:span><text:span text:style-name="T458">𝑥</text:span><text:span text:style-name="T459">)</text:span><text:span text:style-name="T460">Bird</text:span><text:span text:style-name="T461">(</text:span><text:span text:style-name="T462">x</text:span><text:span text:style-name="T463">)</text:span><text:span text:style-name="T464"><text:s/>represents "x is a bird" and<text:s/></text:span><text:span text:style-name="T465">𝑆𝑤𝑖𝑚𝑈𝑛𝑑𝑒𝑟𝑤𝑎𝑡𝑒𝑟</text:span><text:span text:style-name="T466">(</text:span><text:span text:style-name="T467">𝑥</text:span><text:span text:style-name="T468">)</text:span><text:span text:style-name="T469">SwimUnderwater</text:span><text:span text:style-name="T470">(</text:span><text:span text:style-name="T471">x</text:span><text:span text:style-name="T472">)</text:span><text:span text:style-name="T473"><text:s/>represents "x can swim underwater".</text:span></text:p>
            </text:list-item>
          </text:list>
        </text:list-item>
        <text:list-item>
          <text:p text:style-name="P474"><text:span text:style-name="T475">English Sentence:</text:span><text:span text:style-name="T476"><text:s/>"Some fruits are red."</text:span></text:p>
          <text:list text:continue-numbering="true">
            <text:list-item>
              <text:p text:style-name="P477"><text:span text:style-name="T478">Predicate Logic Representation:</text:span><text:span text:style-name="T479"><text:s/></text:span><text:span text:style-name="T480">∃</text:span><text:span text:style-name="T481">x</text:span><text:span text:style-name="T482">(</text:span><text:span text:style-name="T483">Fruit</text:span><text:span text:style-name="T484">(</text:span><text:span text:style-name="T485">x</text:span><text:span text:style-name="T486">)</text:span><text:span text:style-name="T487">∧</text:span><text:span text:style-name="T488">Red</text:span><text:span text:style-name="T489">(</text:span><text:span text:style-name="T490">x</text:span><text:span text:style-name="T491">))</text:span></text:p>
            </text:list-item>
            <text:list-item>
              <text:p text:style-name="P492"><text:span text:style-name="T493">Here,<text:s/></text:span><text:span text:style-name="T494">𝐹𝑟𝑢𝑖𝑡</text:span><text:span text:style-name="T495">(</text:span><text:span text:style-name="T496">𝑥</text:span><text:span text:style-name="T497">)</text:span><text:span text:style-name="T498">Fruit</text:span><text:span text:style-name="T499">(</text:span><text:span text:style-name="T500">x</text:span><text:span text:style-name="T501">)</text:span><text:span text:style-name="T502"><text:s/>represents "x is a fruit" and<text:s/></text:span><text:span text:style-name="T503">𝑅𝑒𝑑</text:span><text:span text:style-name="T504">(</text:span><text:span text:style-name="T505">𝑥</text:span><text:span text:style-name="T506">)</text:span><text:span text:style-name="T507">Red</text:span><text:span text:style-name="T508">(</text:span><text:span text:style-name="T509">x</text:span><text:span text:style-name="T510">)</text:span><text:span text:style-name="T511"><text:s/>represents "x is red".</text:span></text:p>
            </text:list-item>
          </text:list>
        </text:list-item>
        <text:list-item>
          <text:p text:style-name="P512"><text:span text:style-name="T513">English Sentence:</text:span><text:span text:style-name="T514"><text:s/>"All dogs bark."</text:span></text:p>
          <text:list text:continue-numbering="true">
            <text:list-item>
              <text:p text:style-name="P515"><text:span text:style-name="T516">Predicate Logic Representation:</text:span><text:span text:style-name="T517"><text:s/></text:span><text:span text:style-name="T518">∀</text:span><text:span text:style-name="T519">x</text:span><text:span text:style-name="T520">(</text:span><text:span text:style-name="T521">Dog</text:span><text:span text:style-name="T522">(</text:span><text:span text:style-name="T523">x</text:span><text:span text:style-name="T524">)→</text:span><text:span text:style-name="T525">Bark</text:span><text:span text:style-name="T526">(</text:span><text:span text:style-name="T527">x</text:span><text:span text:style-name="T528">))</text:span></text:p>
            </text:list-item>
            <text:list-item>
              <text:p text:style-name="P529"><text:span text:style-name="T530">Here,<text:s/></text:span><text:span text:style-name="T531">𝐷𝑜𝑔</text:span><text:span text:style-name="T532">(</text:span><text:span text:style-name="T533">𝑥</text:span><text:span text:style-name="T534">)</text:span><text:span text:style-name="T535">Dog</text:span><text:span text:style-name="T536">(</text:span><text:span text:style-name="T537">x</text:span><text:span text:style-name="T538">)</text:span><text:span text:style-name="T539"><text:s/>represents "x is a dog" and<text:s/></text:span><text:span text:style-name="T540">𝐵𝑎𝑟𝑘</text:span><text:span text:style-name="T541">(</text:span><text:span text:style-name="T542">𝑥</text:span><text:span text:style-name="T543">)</text:span><text:span text:style-name="T544">Bark</text:span><text:span text:style-name="T545">(</text:span><text:span text:style-name="T546">x</text:span><text:span text:style-name="T547">)</text:span><text:span text:style-name="T548"><text:s/>represents "x barks".</text:span></text:p>
            </text:list-item>
          </text:list>
        </text:list-item>
      </text:list>
      <text:p text:style-name="Normal"/>
      <text:p text:style-name="Normal"/>
      <text:p text:style-name="Normal"/>
      <text:p text:style-name="P549"><text:span text:style-name="T550">Translations:</text:span></text:p>
      <text:p text:style-name="P551"><text:span text:style-name="T552">English Sentences into FOPL:</text:span><text:span text:style-name="T553"><text:s/></text:span></text:p>
      <text:p text:style-name="P554"><text:s text:c="13"/>a) All cats are mammals.</text:p>
      <text:p text:style-name="P555"><text:span text:style-name="T556">FOPL:<text:s/></text:span><text:span text:style-name="T557">∀</text:span><text:span text:style-name="T558">x</text:span><text:span text:style-name="T559">(</text:span><text:span text:style-name="T560">Cat</text:span><text:span text:style-name="T561">(</text:span><text:span text:style-name="T562">x</text:span><text:span text:style-name="T563">)→</text:span><text:span text:style-name="T564">Mammal</text:span><text:span text:style-name="T565">(</text:span><text:span text:style-name="T566">x</text:span><text:span text:style-name="T567">))</text:span><text:span text:style-name="T568"><text:s/></text:span></text:p>
      <text:p text:style-name="P569">b) Some birds can fly.</text:p>
      <text:p text:style-name="P570"><text:span text:style-name="T571">FOPL:<text:s/></text:span><text:span text:style-name="T572">∃</text:span><text:span text:style-name="T573">x</text:span><text:span text:style-name="T574">(</text:span><text:span text:style-name="T575">Bird</text:span><text:span text:style-name="T576">(</text:span><text:span text:style-name="T577">x</text:span><text:span text:style-name="T578">)</text:span><text:span text:style-name="T579">∧</text:span><text:span text:style-name="T580">CanFly</text:span><text:span text:style-name="T581">(</text:span><text:span text:style-name="T582">x</text:span><text:span text:style-name="T583">))</text:span><text:span text:style-name="T584"><text:s/></text:span></text:p>
      <text:p text:style-name="P585">c) No fish can climb trees.</text:p>
      <text:p text:style-name="P586"><text:span text:style-name="T587">FOPL:<text:s/></text:span><text:span text:style-name="T588">¬</text:span><text:span text:style-name="T589">∃</text:span><text:span text:style-name="T590">x</text:span><text:span text:style-name="T591">(</text:span><text:span text:style-name="T592">Fish</text:span><text:span text:style-name="T593">(</text:span><text:span text:style-name="T594">x</text:span><text:span text:style-name="T595">)</text:span><text:span text:style-name="T596">∧</text:span><text:span text:style-name="T597">CanClimbTrees</text:span><text:span text:style-name="T598">(</text:span><text:span text:style-name="T599">x</text:span><text:span text:style-name="T600">))</text:span><text:span text:style-name="T601"><text:s/></text:span></text:p>
      <text:p text:style-name="P602">d) Every student has a favorite subject.</text:p>
      <text:p text:style-name="P603"><text:span text:style-name="T604">FOPL:<text:s/></text:span><text:span text:style-name="T605">∀</text:span><text:span text:style-name="T606">x</text:span><text:span text:style-name="T607">(</text:span><text:span text:style-name="T608">Student</text:span><text:span text:style-name="T609">(</text:span><text:span text:style-name="T610">x</text:span><text:span text:style-name="T611">)→</text:span><text:span text:style-name="T612">∃</text:span><text:span text:style-name="T613">y</text:span><text:span text:style-name="T614">(</text:span><text:span text:style-name="T615">Subject</text:span><text:span text:style-name="T616">(</text:span><text:span text:style-name="T617">x</text:span><text:span text:style-name="T618">,</text:span><text:span text:style-name="T619">y</text:span><text:span text:style-name="T620">)))</text:span></text:p>
      <text:list text:style-name="LFO5" text:continue-numbering="true">
        <text:list-item>
          <text:p text:style-name="P621"><text:span text:style-name="T622">English Statements into FOPL:</text:span><text:span text:style-name="T623"><text:s/></text:span></text:p>
        </text:list-item>
        <text:list-item>
          <text:p text:style-name="P624"><text:s text:c="21"/>a) All humans are mortal.</text:p>
        </text:list-item>
      </text:list>
      <text:p text:style-name="P625"><text:span text:style-name="T626">FOPL:<text:s/></text:span><text:span text:style-name="T627">∀</text:span><text:span text:style-name="T628">x</text:span><text:span text:style-name="T629">(</text:span><text:span text:style-name="T630">Human</text:span><text:span text:style-name="T631">(</text:span><text:span text:style-name="T632">x</text:span><text:span text:style-name="T633">)→</text:span><text:span text:style-name="T634">Mortal</text:span><text:span text:style-name="T635">(</text:span><text:span text:style-name="T636">x</text:span><text:span text:style-name="T637">))</text:span><text:span text:style-name="T638"><text:s/></text:span></text:p>
      <text:p text:style-name="P639">b) Some apples are green.</text:p>
      <text:p text:style-name="P640"><text:span text:style-name="T641">FOPL:<text:s/></text:span><text:span text:style-name="T642">∃</text:span><text:span text:style-name="T643">x</text:span><text:span text:style-name="T644">(</text:span><text:span text:style-name="T645">Apple</text:span><text:span text:style-name="T646">(</text:span><text:span text:style-name="T647">x</text:span><text:span text:style-name="T648">)</text:span><text:span text:style-name="T649">∧</text:span><text:span text:style-name="T650">Green</text:span><text:span text:style-name="T651">(</text:span><text:span text:style-name="T652">x</text:span><text:span text:style-name="T653">))</text:span><text:span text:style-name="T654"><text:s/></text:span></text:p>
      <text:p text:style-name="P655">c) No reptiles can speak.</text:p>
      <text:p text:style-name="P656"><text:span text:style-name="T657">FOPL:<text:s/></text:span><text:span text:style-name="T658">¬</text:span><text:span text:style-name="T659">∃</text:span><text:span text:style-name="T660">x</text:span><text:span text:style-name="T661">(</text:span><text:span text:style-name="T662">Reptile</text:span><text:span text:style-name="T663">(</text:span><text:span text:style-name="T664">x</text:span><text:span text:style-name="T665">)</text:span><text:span text:style-name="T666">∧</text:span><text:span text:style-name="T667">CanSpeak</text:span><text:span text:style-name="T668">(</text:span><text:span text:style-name="T669">x</text:span><text:span text:style-name="T670">))</text:span><text:span text:style-name="T671"><text:s/></text:span></text:p>
      <text:p text:style-name="P672">d) Every car has four wheels.</text:p>
      <text:p text:style-name="P673"><text:span text:style-name="T674">FOPL:<text:s/></text:span><text:span text:style-name="T675">∀</text:span><text:span text:style-name="T676">x</text:span><text:span text:style-name="T677">(</text:span><text:span text:style-name="T678">Car</text:span><text:span text:style-name="T679">(</text:span><text:span text:style-name="T680">x</text:span><text:span text:style-name="T681">)→</text:span><text:span text:style-name="T682">HasWheels</text:span><text:span text:style-name="T683">(</text:span><text:span text:style-name="T684">x</text:span><text:span text:style-name="T685">,4))</text:span></text:p>
      <text:list text:style-name="LFO5" text:continue-numbering="true">
        <text:list-item>
          <text:p text:style-name="P686"><text:span text:style-name="T687">FOPL Representations:</text:span><text:span text:style-name="T688"><text:s/></text:span></text:p>
        </text:list-item>
      </text:list>
      <text:p text:style-name="P689"><text:s text:c="28"/>a) All employees work in the company.</text:p>
      <text:p text:style-name="P690"><text:span text:style-name="T691">FOPL:<text:s/></text:span><text:span text:style-name="T692">∀</text:span><text:span text:style-name="T693">x</text:span><text:span text:style-name="T694">(</text:span><text:span text:style-name="T695">Employee</text:span><text:span text:style-name="T696">(</text:span><text:span text:style-name="T697">x</text:span><text:span text:style-name="T698">)→</text:span><text:span text:style-name="T699">WorksInCompany</text:span><text:span text:style-name="T700">(</text:span><text:span text:style-name="T701">x</text:span><text:span text:style-name="T702">))</text:span></text:p>
      <text:p text:style-name="P703"><text:s/>b) Some planets have moons.</text:p>
      <text:p text:style-name="P704"><text:span text:style-name="T705">FOPL:<text:s/></text:span><text:span text:style-name="T706">∃</text:span><text:span text:style-name="T707">x</text:span><text:span text:style-name="T708">(</text:span><text:span text:style-name="T709">Planet</text:span><text:span text:style-name="T710">(</text:span><text:span text:style-name="T711">x</text:span><text:span text:style-name="T712">)</text:span><text:span text:style-name="T713">∧</text:span><text:span text:style-name="T714">HasMoon</text:span><text:span text:style-name="T715">(</text:span><text:span text:style-name="T716">x</text:span><text:span text:style-name="T717">))</text:span><text:span text:style-name="T718"><text:s/></text:span></text:p>
      <text:p text:style-name="P719">c) No insects can survive in extreme cold.</text:p>
      <text:p text:style-name="P720"><text:span text:style-name="T721">FOPL:<text:s/></text:span><text:span text:style-name="T722">¬</text:span><text:span text:style-name="T723">∃</text:span><text:span text:style-name="T724">x</text:span><text:span text:style-name="T725">(</text:span><text:span text:style-name="T726">Insect</text:span><text:span text:style-name="T727">(</text:span><text:span text:style-name="T728">x</text:span><text:span text:style-name="T729">)</text:span><text:span text:style-name="T730">∧</text:span><text:span text:style-name="T731">CanSurviveInCold</text:span><text:span text:style-name="T732">(</text:span><text:span text:style-name="T733">x</text:span><text:span text:style-name="T734">))</text:span><text:span text:style-name="T735"><text:s/></text:span></text:p>
      <text:p text:style-name="P736">d) Every tree has roots underground.</text:p>
      <text:p text:style-name="P737"><text:span text:style-name="T738">FOPL:<text:s/></text:span><text:span text:style-name="T739">∀</text:span><text:span text:style-name="T740">x</text:span><text:span text:style-name="T741">(</text:span><text:span text:style-name="T742">Tree</text:span><text:span text:style-name="T743">(</text:span><text:span text:style-name="T744">x</text:span><text:span text:style-name="T745">)→</text:span><text:span text:style-name="T746">HasRootsUnderground</text:span><text:span text:style-name="T747">(</text:span><text:span text:style-name="T748">x</text:span><text:span text:style-name="T749">))</text:span></text:p>
      <text:list text:style-name="LFO5" text:continue-numbering="true">
        <text:list-item>
          <text:p text:style-name="P750"><text:span text:style-name="T751">Translations into FOPL:</text:span><text:span text:style-name="T752"><text:s/></text:span></text:p>
        </text:list-item>
      </text:list>
      <text:p text:style-name="P753">All books in the library are categorized by genre.</text:p>
      <text:p text:style-name="P754"><text:span text:style-name="T755">FOPL:<text:s/></text:span><text:span text:style-name="T756">∀</text:span><text:span text:style-name="T757">x</text:span><text:span text:style-name="T758">(</text:span><text:span text:style-name="T759">Book</text:span><text:span text:style-name="T760">(</text:span><text:span text:style-name="T761">x</text:span><text:span text:style-name="T762">)</text:span><text:span text:style-name="T763">∧</text:span><text:span text:style-name="T764">InLibrary</text:span><text:span text:style-name="T765">(</text:span><text:span text:style-name="T766">x</text:span><text:span text:style-name="T767">)→</text:span><text:span text:style-name="T768">CategorizedByGenre</text:span><text:span text:style-name="T769">(</text:span><text:span text:style-name="T770">x</text:span><text:span text:style-name="T771">))</text:span></text:p>
      <text:p text:style-name="P772"><text:s/>b) Some countries have multiple official languages.</text:p>
      <text:p text:style-name="P773"><text:span text:style-name="T774">FOPL:<text:s/></text:span><text:span text:style-name="T775">∃</text:span><text:span text:style-name="T776">x</text:span><text:span text:style-name="T777">(</text:span><text:span text:style-name="T778">Country</text:span><text:span text:style-name="T779">(</text:span><text:span text:style-name="T780">x</text:span><text:span text:style-name="T781">)</text:span><text:span text:style-name="T782">∧</text:span><text:span text:style-name="T783">HasMultipleOfficialLanguages</text:span><text:span text:style-name="T784">(</text:span><text:span text:style-name="T785">x</text:span><text:span text:style-name="T786">))</text:span><text:span text:style-name="T787"><text:s/></text:span></text:p>
      <text:p text:style-name="P788">c) No plants can survive without sunlight.</text:p>
      <text:p text:style-name="P789"><text:span text:style-name="T790">FOPL:<text:s/></text:span><text:span text:style-name="T791">¬</text:span><text:span text:style-name="T792">∃</text:span><text:span text:style-name="T793">x</text:span><text:span text:style-name="T794">(</text:span><text:span text:style-name="T795">Plant</text:span><text:span text:style-name="T796">(</text:span><text:span text:style-name="T797">x</text:span><text:span text:style-name="T798">)</text:span><text:span text:style-name="T799">∧</text:span><text:span text:style-name="T800">CanSurviveWithoutSunlight</text:span><text:span text:style-name="T801">(</text:span><text:span text:style-name="T802">x</text:span><text:span text:style-name="T803">))</text:span></text:p>
      <text:p text:style-name="P804"><text:s/>d) Every musician can play at least one instrument.</text:p>
      <text:p text:style-name="P805"><text:span text:style-name="T806">FOPL:<text:s/></text:span><text:span text:style-name="T807">∀</text:span><text:span text:style-name="T808">x</text:span><text:span text:style-name="T809">(</text:span><text:span text:style-name="T810">Musician</text:span><text:span text:style-name="T811">(</text:span><text:span text:style-name="T812">x</text:span><text:span text:style-name="T813">)→</text:span><text:span text:style-name="T814">∃</text:span><text:span text:style-name="T815">y</text:span><text:span text:style-name="T816">(</text:span><text:span text:style-name="T817">PlaysInstrument</text:span><text:span text:style-name="T818">(</text:span><text:span text:style-name="T819">x</text:span><text:span text:style-name="T820">,</text:span><text:span text:style-name="T821">y</text:span><text:span text:style-name="T822">)))</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ar(--ff-lato)" svg:font-family="var(--ff-lato)" style:font-family-generic="roman" svg:panose-1="0 0 0 0 0 0 0 0 0 0"/>
    <style:font-face style:name="inherit" svg:font-family="inherit" style:font-family-generic="roman" svg:panose-1="0 0 0 0 0 0 0 0 0 0"/>
    <style:font-face style:name="Verdana" svg:font-family="Verdana" style:font-family-generic="swiss" style:font-pitch="variable" svg:panose-1="2 11 6 4 3 5 4 4 2 4"/>
    <style:font-face style:name="system-ui" svg:font-family="system-ui" style:font-family-generic="roman" svg:panose-1="0 0 0 0 0 0 0 0 0 0"/>
    <style:font-face style:name="Cambria Math" svg:font-family="Cambria Math" style:font-family-generic="roman" style:font-pitch="variable" svg:panose-1="2 4 5 3 5 4 6 3 2 4"/>
    <style:font-face style:name="KaTeX_Math" svg:font-family="KaTeX_Math"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style:language-asian="en" style:country-asian="IN" fo:hyphenate="false"/>
    </style:style>
    <style:style style:name="Strong" style:display-name="Strong" style:family="text" style:parent-style-name="DefaultParagraphFont">
      <style:text-properties fo:font-weight="bold" style:font-weight-asian="bold" style:font-weight-complex="bold"/>
    </style:style>
    <style:style style:name="katex-mathml" style:display-name="katex-mathml" style:family="text" style:parent-style-name="DefaultParagraphFont"/>
    <style:style style:name="mord" style:display-name="mord" style:family="text" style:parent-style-name="DefaultParagraphFont"/>
    <style:style style:name="mopen" style:display-name="mopen" style:family="text" style:parent-style-name="DefaultParagraphFont"/>
    <style:style style:name="mclose" style:display-name="mclose" style:family="text" style:parent-style-name="DefaultParagraphFont"/>
    <style:style style:name="mpunct" style:display-name="mpunct" style:family="text" style:parent-style-name="DefaultParagraphFont"/>
    <style:style style:name="mrel" style:display-name="mrel" style:family="text" style:parent-style-name="DefaultParagraphFont"/>
    <style:style style:name="mbin" style:display-name="mbin"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LVL2" style:family="text">
      <style:text-properties style:font-name="Symbol" fo:font-size="10pt" style:font-size-asian="10pt"/>
    </style:style>
    <style:style style:name="WW_CharLFO5LVL2" style:family="text">
      <style:text-properties style:font-name="Symbol" fo:font-size="10pt" style:font-size-asian="10pt"/>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2"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shwitha A</meta:initial-creator>
    <dc:creator>Ashwitha A</dc:creator>
    <meta:creation-date>2024-05-03T10:50:00Z</meta:creation-date>
    <dc:date>2024-05-03T11:06:00Z</dc:date>
    <meta:template xlink:href="Normal" xlink:type="simple"/>
    <meta:editing-cycles>7</meta:editing-cycles>
    <meta:editing-duration>PT960S</meta:editing-duration>
    <meta:document-statistic meta:page-count="1" meta:paragraph-count="23" meta:word-count="1721" meta:character-count="11512" meta:row-count="81" meta:non-whitespace-character-count="9814"/>
  </office:meta>
</office:document-meta>
</file>